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22B000000B6DDAB0AC881AD0A08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oma" svg:font-family="Lom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none"/>
    </style:style>
    <style:style style:name="Tableau1.B2" style:family="table-cell">
      <style:table-cell-properties style:vertical-align="middle" fo:padding="0.097cm" fo:border="none"/>
    </style:style>
    <style:style style:name="Tableau3" style:family="table">
      <style:table-properties style:width="16.99cm" table:align="left"/>
    </style:style>
    <style:style style:name="Tableau3.A" style:family="table-column">
      <style:table-column-properties style:column-width="0.466cm"/>
    </style:style>
    <style:style style:name="Tableau3.B" style:family="table-column">
      <style:table-column-properties style:column-width="1.843cm"/>
    </style:style>
    <style:style style:name="Tableau3.C" style:family="table-column">
      <style:table-column-properties style:column-width="1.686cm"/>
    </style:style>
    <style:style style:name="Tableau3.D" style:family="table-column">
      <style:table-column-properties style:column-width="12.995cm"/>
    </style:style>
    <style:style style:name="Tableau3.A1" style:family="table-cell">
      <style:table-cell-properties fo:padding="0.097cm" fo:border-left="1.25pt solid #000000" fo:border-right="none" fo:border-top="1.25pt solid #000000" fo:border-bottom="1.25pt solid #000000"/>
    </style:style>
    <style:style style:name="Tableau3.B1" style:family="table-cell">
      <style:table-cell-properties fo:padding="0.097cm" fo:border-left="none" fo:border-right="none" fo:border-top="1.25pt solid #000000" fo:border-bottom="none"/>
    </style:style>
    <style:style style:name="Tableau3.D1" style:family="table-cell">
      <style:table-cell-properties fo:padding="0.097cm" fo:border-left="none" fo:border-right="1.25pt solid #000000" fo:border-top="1.25pt solid #000000" fo:border-bottom="1.25pt solid #000000"/>
    </style:style>
    <style:style style:name="Tableau3.B2" style:family="table-cell">
      <style:table-cell-properties fo:padding="0.097cm" fo:border="none"/>
    </style:style>
    <style:style style:name="Tableau3.B6" style:family="table-cell">
      <style:table-cell-properties fo:padding="0.097cm" fo:border-left="none" fo:border-right="none" fo:border-top="none" fo:border-bottom="1.25pt solid #000000"/>
    </style:style>
    <style:style style:name="Tableau5" style:family="table">
      <style:table-properties style:width="16.981cm" fo:margin-left="0cm" fo:margin-right="0.019cm" table:align="margins" style:writing-mode="lr-tb"/>
    </style:style>
    <style:style style:name="Tableau5.A" style:family="table-column">
      <style:table-column-properties style:column-width="5.062cm" style:rel-column-width="19537*"/>
    </style:style>
    <style:style style:name="Tableau5.B" style:family="table-column">
      <style:table-column-properties style:column-width="2.018cm" style:rel-column-width="7787*"/>
    </style:style>
    <style:style style:name="Tableau5.C" style:family="table-column">
      <style:table-column-properties style:column-width="3.976cm" style:rel-column-width="15343*"/>
    </style:style>
    <style:style style:name="Tableau5.D" style:family="table-column">
      <style:table-column-properties style:column-width="1.136cm" style:rel-column-width="4383*"/>
    </style:style>
    <style:style style:name="Tableau5.E" style:family="table-column">
      <style:table-column-properties style:column-width="4.789cm" style:rel-column-width="18485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11.1" style:family="table-column">
      <style:table-column-properties style:column-width="5.925cm" style:rel-column-width="22868*"/>
    </style:style>
    <style:style style:name="Tableau2" style:family="table">
      <style:table-properties style:width="17cm" table:align="margins" style:writing-mode="lr-tb"/>
    </style:style>
    <style:style style:name="Tableau2.A" style:family="table-column">
      <style:table-column-properties style:column-width="2.125cm" style:rel-column-width="8191*"/>
    </style:style>
    <style:style style:name="Tableau2.H" style:family="table-column">
      <style:table-column-properties style:column-width="2.127cm" style:rel-column-width="8198*"/>
    </style:style>
    <style:style style:name="Tableau2.A1" style:family="table-cell">
      <style:table-cell-properties fo:padding="0.097cm" fo:border="none"/>
    </style:style>
    <style:style style:name="Tableau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H2" style:family="table-cell">
      <style:table-cell-properties fo:padding="0.097cm" fo:border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81cm" fo:margin-left="0cm" fo:margin-right="0.019cm" table:align="margins" style:writing-mode="lr-tb"/>
    </style:style>
    <style:style style:name="Tableau4.A" style:family="table-column">
      <style:table-column-properties style:column-width="5.062cm" style:rel-column-width="19537*"/>
    </style:style>
    <style:style style:name="Tableau4.B" style:family="table-column">
      <style:table-column-properties style:column-width="2.018cm" style:rel-column-width="7787*"/>
    </style:style>
    <style:style style:name="Tableau4.C" style:family="table-column">
      <style:table-column-properties style:column-width="3.976cm" style:rel-column-width="15343*"/>
    </style:style>
    <style:style style:name="Tableau4.D" style:family="table-column">
      <style:table-column-properties style:column-width="1.136cm" style:rel-column-width="4383*"/>
    </style:style>
    <style:style style:name="Tableau4.E" style:family="table-column">
      <style:table-column-properties style:column-width="4.789cm" style:rel-column-width="1848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11.1" style:family="table-column">
      <style:table-column-properties style:column-width="5.925cm" style:rel-column-width="22868*"/>
    </style:style>
    <style:style style:name="Tableau9" style:family="table">
      <style:table-properties style:width="5.77cm" fo:margin-left="5.743cm" table:align="left" style:writing-mode="lr-tb"/>
    </style:style>
    <style:style style:name="Tableau9.A" style:family="table-column">
      <style:table-column-properties style:column-width="2.305cm"/>
    </style:style>
    <style:style style:name="Tableau9.B" style:family="table-column">
      <style:table-column-properties style:column-width="0.67cm"/>
    </style:style>
    <style:style style:name="Tableau9.F" style:family="table-column">
      <style:table-column-properties style:column-width="0.783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9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" style:family="table">
      <style:table-properties style:width="16.981cm" fo:margin-left="0cm" fo:margin-right="0.019cm" table:align="margins" style:writing-mode="lr-tb"/>
    </style:style>
    <style:style style:name="Tableau6.A" style:family="table-column">
      <style:table-column-properties style:column-width="5.062cm" style:rel-column-width="19537*"/>
    </style:style>
    <style:style style:name="Tableau6.B" style:family="table-column">
      <style:table-column-properties style:column-width="2.018cm" style:rel-column-width="7787*"/>
    </style:style>
    <style:style style:name="Tableau6.C" style:family="table-column">
      <style:table-column-properties style:column-width="3.976cm" style:rel-column-width="15343*"/>
    </style:style>
    <style:style style:name="Tableau6.D" style:family="table-column">
      <style:table-column-properties style:column-width="1.136cm" style:rel-column-width="4383*"/>
    </style:style>
    <style:style style:name="Tableau6.E" style:family="table-column">
      <style:table-column-properties style:column-width="4.789cm" style:rel-column-width="1848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11.1" style:family="table-column">
      <style:table-column-properties style:column-width="5.925cm" style:rel-column-width="22868*"/>
    </style:style>
    <style:style style:name="P1" style:family="paragraph" style:parent-style-name="Footer">
      <style:paragraph-properties fo:padding="0.049cm" fo:border-left="none" fo:border-right="none" fo:border-top="0.54pt solid #000000" fo:border-bottom="none" style:shadow="none">
        <style:tab-stops>
          <style:tab-stop style:position="17cm" style:type="right"/>
        </style:tab-stops>
      </style:paragraph-properties>
      <style:text-properties officeooo:paragraph-rsid="00177b9b"/>
    </style:style>
    <style:style style:name="P2" style:family="paragraph" style:parent-style-name="Table_20_Contents">
      <style:paragraph-properties fo:text-align="justify" style:justify-single-word="false"/>
      <style:text-properties style:font-name="Verdana1" fo:font-size="12pt" officeooo:rsid="00249882" officeooo:paragraph-rsid="00249882" style:font-size-asian="12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Verdana1" fo:font-size="12pt" officeooo:rsid="00249882" officeooo:paragraph-rsid="00249882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Verdana1" fo:font-size="12pt" officeooo:rsid="00249882" officeooo:paragraph-rsid="00249882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omic Sans MS" fo:font-size="10pt" officeooo:rsid="0022f526" officeooo:paragraph-rsid="0022f526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mic Sans MS" fo:font-size="10pt" fo:font-weight="bold" officeooo:rsid="0022f526" officeooo:paragraph-rsid="0022f526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13.8000001907349pt" officeooo:rsid="0029d1c9" officeooo:paragraph-rsid="0029d1c9" style:font-name-asian="Microsoft YaHei" style:font-size-asian="16.1000003814697pt" style:font-name-complex="Mangal" style:font-size-complex="16.1000003814697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6pt" fo:font-weight="bold" officeooo:rsid="0029d1c9" officeooo:paragraph-rsid="0029d1c9" style:font-name-asian="Microsoft YaHei" style:font-size-asian="16pt" style:font-weight-asian="bold" style:font-name-complex="Mangal" style:font-size-complex="16pt" style:font-weight-complex="bold"/>
    </style:style>
    <style:style style:name="P9" style:family="paragraph" style:parent-style-name="Table_20_Contents">
      <style:paragraph-properties>
        <style:tab-stops>
          <style:tab-stop style:position="1.998cm"/>
        </style:tab-stops>
      </style:paragraph-properties>
      <style:text-properties style:font-name="Liberation Sans" fo:font-size="10pt" fo:font-weight="bold" officeooo:paragraph-rsid="002a4fb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>
        <style:tab-stops>
          <style:tab-stop style:position="1.998cm"/>
        </style:tab-stops>
      </style:paragraph-properties>
      <style:text-properties style:font-name="Liberation Sans" fo:font-size="10pt" fo:font-weight="bold" officeooo:paragraph-rsid="002a8dc4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0pt" officeooo:paragraph-rsid="002a4fbd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0pt" officeooo:paragraph-rsid="002a8dc4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0pt" officeooo:paragraph-rsid="002a4fbd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10pt" officeooo:paragraph-rsid="002a8dc4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paragraph-rsid="002a4fbd" style:font-size-asian="10pt" style:font-size-complex="10pt"/>
    </style:style>
    <style:style style:name="P16" style:family="paragraph" style:parent-style-name="Table_20_Contents">
      <style:text-properties style:font-name="Liberation Sans" fo:font-size="10pt" officeooo:paragraph-rsid="002a8dc4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0pt" fo:font-style="italic" officeooo:paragraph-rsid="002a4fbd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10pt" fo:font-style="italic" officeooo:paragraph-rsid="002a8dc4" style:font-size-asian="10pt" style:font-style-asian="italic" style:font-size-complex="10pt" style:font-style-complex="italic"/>
    </style:style>
    <style:style style:name="P19" style:family="paragraph" style:parent-style-name="Table_20_Contents">
      <style:text-properties style:font-name="Liberation Sans" fo:font-size="8pt" officeooo:paragraph-rsid="002a4fbd" style:font-size-asian="8pt" style:font-size-complex="8pt"/>
    </style:style>
    <style:style style:name="P20" style:family="paragraph" style:parent-style-name="Table_20_Contents">
      <style:text-properties style:font-name="Liberation Sans" fo:font-size="8pt" officeooo:paragraph-rsid="002a8dc4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8pt" fo:font-style="italic" officeooo:rsid="001a2ea4" officeooo:paragraph-rsid="002a4fbd" style:font-size-asian="8pt" style:font-style-asian="italic" style:font-size-complex="8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8pt" fo:font-style="italic" officeooo:rsid="001a2ea4" officeooo:paragraph-rsid="002a8dc4" style:font-size-asian="8pt" style:font-style-asian="italic" style:font-size-complex="8pt" style:font-style-complex="italic"/>
    </style:style>
    <style:style style:name="P23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officeooo:paragraph-rsid="0022f526"/>
    </style:style>
    <style:style style:name="P24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officeooo:paragraph-rsid="0022f526"/>
    </style:style>
    <style:style style:name="P25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font-weight="bold" officeooo:paragraph-rsid="0022f526" style:font-weight-asian="bold"/>
    </style:style>
    <style:style style:name="P26" style:family="paragraph" style:parent-style-name="Text_20_body">
      <style:paragraph-properties fo:margin-left="0cm" fo:margin-right="0cm" fo:margin-top="0.106cm" fo:margin-bottom="0.106cm" loext:contextual-spacing="false" fo:text-indent="0cm" style:auto-text-indent="false"/>
      <style:text-properties fo:font-weight="bold" officeooo:paragraph-rsid="0022f526" style:font-weight-asian="bold"/>
    </style:style>
    <style:style style:name="P27" style:family="paragraph" style:parent-style-name="Text_20_body">
      <style:paragraph-properties fo:margin-left="0cm" fo:margin-right="0cm" fo:margin-top="0.106cm" fo:margin-bottom="0.106cm" loext:contextual-spacing="false" fo:text-indent="0cm" style:auto-text-indent="false"/>
      <style:text-properties officeooo:paragraph-rsid="0022f526"/>
    </style:style>
    <style:style style:name="P28" style:family="paragraph" style:parent-style-name="Standard_20__28_user_29_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.15cm" fo:border="1.25pt solid #000000" style:shadow="none"/>
      <style:text-properties officeooo:paragraph-rsid="0026185a"/>
    </style:style>
    <style:style style:name="P29" style:family="paragraph" style:parent-style-name="Standard_20__28_user_29_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.15cm" fo:border="1.25pt solid #000000" style:shadow="none"/>
      <style:text-properties fo:color="#000000" style:font-name="Verdana1" fo:font-size="10pt" fo:font-style="italic" style:text-underline-style="none" fo:font-weight="normal" officeooo:rsid="00492cdd" officeooo:paragraph-rsid="0026185a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Standard_20__28_user_29_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15cm" fo:border="1.25pt solid #000000" style:shadow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Verdana1" fo:font-size="10pt" fo:font-style="italic" style:text-underline-style="none" fo:font-weight="normal" officeooo:rsid="00492cdd" officeooo:paragraph-rsid="0026185a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_20__28_user_29_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.15cm" fo:border="1.25pt solid #000000" style:shadow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26185a" officeooo:paragraph-rsid="0026185a" style:font-size-asian="10pt" style:font-style-asian="normal" style:font-weight-asian="normal" style:font-size-complex="10pt" style:font-style-complex="normal" style:font-weight-complex="normal" style:text-emphasize="none"/>
    </style:style>
    <style:style style:name="P32" style:family="paragraph" style:parent-style-name="Standard_20__28_user_29_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.15cm" fo:border="1.25pt solid #000000" style:shadow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officeooo:rsid="00492cdd" officeooo:paragraph-rsid="0026185a" style:font-size-asian="10pt" style:font-style-asian="italic" style:font-weight-asian="normal" style:font-size-complex="10pt" style:font-style-complex="italic" style:font-weight-complex="normal" style:text-emphasize="none"/>
    </style:style>
    <style:style style:name="P33" style:family="paragraph" style:parent-style-name="Standard_20__28_user_29_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.15cm" fo:border="1.25pt solid #000000" style:shadow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officeooo:rsid="00492cdd" officeooo:paragraph-rsid="0026185a" style:font-size-asian="10pt" style:font-style-asian="italic" style:font-weight-asian="normal" style:font-size-complex="10pt" style:font-style-complex="italic" style:font-weight-complex="normal" style:text-emphasize="none"/>
    </style:style>
    <style:style style:name="P34" style:family="paragraph" style:parent-style-name="Standard_20__28_user_29_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size="16pt" fo:font-style="italic" fo:text-shadow="none" style:text-underline-style="none" fo:font-weight="normal" officeooo:paragraph-rsid="0026185a" style:font-size-asian="16pt" style:font-style-asian="italic" style:font-weight-asian="normal" style:text-emphasize="none"/>
    </style:style>
    <style:style style:name="P35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writing-mode="lr-tb"/>
      <style:text-properties style:font-name="Comic Sans MS" fo:font-size="10pt" officeooo:rsid="00223af4" officeooo:paragraph-rsid="0022f526" style:font-size-asian="10pt" style:font-size-complex="10pt"/>
    </style:style>
    <style:style style:name="P36" style:family="paragraph" style:parent-style-name="Standard">
      <style:paragraph-properties fo:margin-left="0cm" fo:margin-right="0cm" fo:margin-top="0.199cm" fo:margin-bottom="0.101cm" loext:contextual-spacing="false" fo:text-align="justify" style:justify-single-word="false" fo:orphans="2" fo:widows="2" fo:text-indent="0cm" style:auto-text-indent="false" style:writing-mode="lr-tb"/>
      <style:text-properties style:font-name="Comic Sans MS" fo:font-size="10pt" officeooo:rsid="00223af4" officeooo:paragraph-rsid="002c8270" style:font-size-asian="10pt" style:font-size-complex="10pt"/>
    </style:style>
    <style:style style:name="P37" style:family="paragraph" style:parent-style-name="Text_20_body">
      <style:paragraph-properties fo:margin-left="0cm" fo:margin-right="0cm" fo:text-align="justify" style:justify-single-word="false" fo:orphans="0" fo:widows="0" fo:text-indent="0cm" style:auto-text-indent="false"/>
      <style:text-properties style:font-name="Verdana1" fo:font-size="12pt" fo:font-style="normal" fo:font-weight="normal" officeooo:paragraph-rsid="0022f526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text-properties officeooo:rsid="0022f526" officeooo:paragraph-rsid="0022f526"/>
    </style:style>
    <style:style style:name="P39" style:family="paragraph" style:parent-style-name="Text_20_body">
      <style:paragraph-properties fo:text-align="justify" style:justify-single-word="false"/>
    </style:style>
    <style:style style:name="P40" style:family="paragraph" style:parent-style-name="Text_20_body">
      <style:paragraph-properties fo:margin-left="1.27cm" fo:margin-right="0cm" fo:text-indent="0cm" style:auto-text-indent="false"/>
      <style:text-properties officeooo:paragraph-rsid="0022f526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 fo:padding="0.15cm" fo:border="0.99pt solid #000000" style:shadow="none"/>
      <style:text-properties style:font-name="Verdana1" fo:font-size="12pt" fo:font-style="italic" officeooo:rsid="00249882" officeooo:paragraph-rsid="00249882" style:font-size-asian="12pt" style:font-style-asian="italic" style:font-size-complex="12pt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 fo:padding="0.15cm" fo:border="0.99pt solid #000000" style:shadow="none"/>
      <style:text-properties fo:color="#000000" style:font-name="Verdana1" fo:font-size="12pt" fo:font-style="italic" style:text-underline-style="none" fo:font-weight="normal" officeooo:rsid="00492cdd" officeooo:paragraph-rsid="00249882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Verdana" fo:font-size="13.8000001907349pt" fo:font-weight="bold" officeooo:rsid="0029d1c9" officeooo:paragraph-rsid="0029d1c9" style:font-name-asian="Microsoft YaHei" style:font-size-asian="16.1000003814697pt" style:font-weight-asian="bold" style:font-name-complex="Mangal" style:font-size-complex="16.1000003814697pt" style:font-weight-complex="bold"/>
    </style:style>
    <style:style style:name="P44" style:family="paragraph" style:parent-style-name="Standard">
      <style:paragraph-properties fo:margin-top="0.106cm" fo:margin-bottom="0cm" loext:contextual-spacing="false" fo:line-height="100%"/>
      <style:text-properties officeooo:paragraph-rsid="00249882"/>
    </style:style>
    <style:style style:name="P45" style:family="paragraph" style:parent-style-name="Standard">
      <style:paragraph-properties fo:margin-top="0.106cm" fo:margin-bottom="0cm" loext:contextual-spacing="false" fo:line-height="100%" fo:text-align="justify" style:justify-single-word="false"/>
      <style:text-properties style:font-name="Verdana1" fo:font-size="12pt" officeooo:paragraph-rsid="00249882" style:font-size-asian="12pt" style:font-size-complex="12pt"/>
    </style:style>
    <style:style style:name="P46" style:family="paragraph" style:parent-style-name="Standard">
      <style:paragraph-properties fo:margin-top="0.106cm" fo:margin-bottom="0cm" loext:contextual-spacing="false" fo:line-height="100%" fo:text-align="justify" style:justify-single-word="false"/>
      <style:text-properties style:font-name="Verdana1" fo:font-size="12pt" officeooo:rsid="00249939" officeooo:paragraph-rsid="00249939" style:font-size-asian="12pt" style:font-size-complex="12pt"/>
    </style:style>
    <style:style style:name="P47" style:family="paragraph" style:parent-style-name="Standard">
      <style:paragraph-properties fo:margin-top="0.199cm" fo:margin-bottom="0cm" loext:contextual-spacing="false" fo:line-height="100%"/>
      <style:text-properties officeooo:paragraph-rsid="00249882"/>
    </style:style>
    <style:style style:name="P48" style:family="paragraph" style:parent-style-name="Standard">
      <style:paragraph-properties fo:margin-top="0.199cm" fo:margin-bottom="0cm" loext:contextual-spacing="false" fo:line-height="100%"/>
      <style:text-properties officeooo:paragraph-rsid="00249939"/>
    </style:style>
    <style:style style:name="P49" style:family="paragraph" style:parent-style-name="Standard">
      <style:paragraph-properties fo:margin-top="0.199cm" fo:margin-bottom="0.101cm" loext:contextual-spacing="false" fo:text-align="justify" style:justify-single-word="false" fo:orphans="2" fo:widows="2" style:writing-mode="lr-tb"/>
      <style:text-properties style:font-name="Comic Sans MS" fo:font-size="10pt" officeooo:rsid="00223af4" officeooo:paragraph-rsid="002a4fbd" style:font-size-asian="10pt" style:font-size-complex="10pt"/>
    </style:style>
    <style:style style:name="P50" style:family="paragraph" style:parent-style-name="Table_20_Contents">
      <style:paragraph-properties fo:margin-top="0.499cm" fo:margin-bottom="0.101cm" loext:contextual-spacing="false" fo:text-align="center" style:justify-single-word="false"/>
      <style:text-properties style:font-name="Verdana" fo:font-size="26pt" fo:font-weight="bold" officeooo:rsid="0029d1c9" officeooo:paragraph-rsid="0029d1c9" style:font-name-asian="Microsoft YaHei" style:font-size-asian="26pt" style:font-weight-asian="bold" style:font-name-complex="Mangal" style:font-size-complex="26pt" style:font-weight-complex="bold"/>
    </style:style>
    <style:style style:name="P51" style:family="paragraph" style:parent-style-name="Table_20_Contents">
      <style:paragraph-properties fo:margin-left="1cm" fo:margin-right="0cm" fo:margin-top="0cm" fo:margin-bottom="0cm" loext:contextual-spacing="false" fo:text-indent="0cm" style:auto-text-indent="false"/>
      <style:text-properties style:font-name="Liberation Sans" fo:font-size="10pt" officeooo:paragraph-rsid="002a4fbd" style:font-size-asian="10pt" style:font-size-complex="10pt"/>
    </style:style>
    <style:style style:name="P52" style:family="paragraph" style:parent-style-name="Table_20_Contents">
      <style:paragraph-properties fo:margin-left="1cm" fo:margin-right="0cm" fo:margin-top="0cm" fo:margin-bottom="0cm" loext:contextual-spacing="false" fo:text-indent="0cm" style:auto-text-indent="false"/>
      <style:text-properties style:font-name="Liberation Sans" fo:font-size="10pt" officeooo:paragraph-rsid="002a8dc4" style:font-size-asian="10pt" style:font-size-complex="10pt"/>
    </style:style>
    <style:style style:name="P53" style:family="paragraph" style:parent-style-name="Table_20_Heading">
      <style:paragraph-properties fo:text-align="start" style:justify-single-word="false"/>
      <style:text-properties style:font-name="Liberation Sans" fo:font-size="10pt" officeooo:paragraph-rsid="002a4fbd" style:font-size-asian="10pt" style:font-size-complex="10pt"/>
    </style:style>
    <style:style style:name="P54" style:family="paragraph" style:parent-style-name="Table_20_Heading">
      <style:paragraph-properties fo:text-align="start" style:justify-single-word="false"/>
      <style:text-properties style:font-name="Liberation Sans" fo:font-size="10pt" officeooo:paragraph-rsid="002a8dc4" style:font-size-asian="10pt" style:font-size-complex="10pt"/>
    </style:style>
    <style:style style:name="P55" style:family="paragraph" style:parent-style-name="Table_20_Heading">
      <style:text-properties style:font-name="Liberation Sans" fo:font-size="10pt" officeooo:paragraph-rsid="002a4fbd" style:font-size-asian="10pt" style:font-size-complex="10pt"/>
    </style:style>
    <style:style style:name="P56" style:family="paragraph" style:parent-style-name="Table_20_Heading">
      <style:text-properties style:font-name="Liberation Sans" fo:font-size="10pt" officeooo:paragraph-rsid="002a8dc4" style:font-size-asian="10pt" style:font-size-complex="10pt"/>
    </style:style>
    <style:style style:name="P57" style:family="paragraph" style:parent-style-name="Table_20_Heading">
      <style:text-properties style:font-name="Liberation Sans" fo:font-size="10pt" fo:font-weight="bold" officeooo:rsid="002a4fbd" officeooo:paragraph-rsid="002a4fbd" style:font-size-asian="10pt" style:font-weight-asian="bold" style:font-size-complex="10pt" style:font-weight-complex="bold"/>
    </style:style>
    <style:style style:name="P58" style:family="paragraph" style:parent-style-name="Table_20_Heading">
      <style:text-properties style:font-name="Liberation Sans" fo:font-size="10pt" fo:font-weight="bold" officeooo:rsid="002a4fbd" officeooo:paragraph-rsid="002a8dc4" style:font-size-asian="10pt" style:font-weight-asian="bold" style:font-size-complex="10pt" style:font-weight-complex="bold"/>
    </style:style>
    <style:style style:name="P59" style:family="paragraph" style:parent-style-name="Table_20_Heading">
      <style:paragraph-properties fo:text-align="start" style:justify-single-word="false"/>
      <style:text-properties officeooo:paragraph-rsid="002a4fbd"/>
    </style:style>
    <style:style style:name="P60" style:family="paragraph" style:parent-style-name="Table_20_Heading">
      <style:paragraph-properties fo:text-align="start" style:justify-single-word="false"/>
      <style:text-properties officeooo:paragraph-rsid="002a8dc4"/>
    </style:style>
    <style:style style:name="P61" style:family="paragraph" style:parent-style-name="Heading_20_1">
      <style:paragraph-properties fo:margin-left="0.026cm" fo:margin-right="0cm" fo:text-indent="0cm" style:auto-text-indent="false" fo:padding="0cm" fo:border-left="none" fo:border-right="none" fo:border-top="none" fo:border-bottom="0.51pt solid #000000" style:shadow="none"/>
      <style:text-properties style:font-name="Verdana1" fo:font-size="12pt" style:text-underline-style="none" officeooo:paragraph-rsid="0022f526" style:font-size-asian="12pt" style:font-size-complex="12pt"/>
    </style:style>
    <style:style style:name="P62" style:family="paragraph" style:parent-style-name="Heading_20_5">
      <style:paragraph-properties fo:padding="0cm" fo:border-left="none" fo:border-right="none" fo:border-top="none" fo:border-bottom="0.51pt solid #000000" style:shadow="none"/>
      <style:text-properties style:font-name="Verdana1"/>
    </style:style>
    <style:style style:name="P63" style:family="paragraph" style:parent-style-name="Heading_20_5">
      <style:paragraph-properties fo:padding="0cm" fo:border-left="none" fo:border-right="none" fo:border-top="none" fo:border-bottom="0.51pt solid #000000" style:shadow="none"/>
      <style:text-properties style:font-name="Verdana1" fo:font-size="12pt" style:font-size-asian="12pt" style:font-size-complex="12pt"/>
    </style:style>
    <style:style style:name="P64" style:family="paragraph" style:parent-style-name="Text_20_body" style:list-style-name="L1"/>
    <style:style style:name="T1" style:family="text">
      <style:text-properties style:font-name="Verdana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style:font-name="Verdana1" fo:font-size="10pt" fo:font-style="italic" fo:font-weight="bold" officeooo:rsid="00177b9b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style:font-name="Verdana1" fo:font-size="10pt" fo:font-style="italic" fo:font-weight="bold" officeooo:rsid="0029d1c9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style:font-name="Verdana1" fo:font-size="10pt" fo:font-style="italic" fo:font-weight="bold" officeooo:rsid="0008843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color="#000000" style:text-underline-style="none" fo:font-weight="normal" style:font-weight-asian="normal" style:font-style-complex="italic" style:font-weight-complex="normal"/>
    </style:style>
    <style:style style:name="T6" style:family="text">
      <style:text-properties fo:color="#000000" style:text-underline-style="none" fo:font-weight="normal" officeooo:rsid="00492cdd" style:font-weight-asian="normal" style:font-style-complex="italic" style:font-weight-complex="normal"/>
    </style:style>
    <style:style style:name="T7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officeooo:rsid="0026185a" style:font-size-asian="10pt" style:font-style-asian="normal" style:font-weight-asian="normal" style:font-size-complex="10pt" style:font-style-complex="normal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26185a" style:font-size-asian="10pt" style:font-style-asian="normal" style:font-weight-asian="normal" style:font-size-complex="10pt" style:font-style-complex="normal" style:font-weight-complex="normal" style:text-emphasize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super 58%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Comic Sans MS" fo:font-size="10pt" style:font-size-asian="10pt" style:font-size-complex="10pt"/>
    </style:style>
    <style:style style:name="T14" style:family="text">
      <style:text-properties style:font-name="Comic Sans MS" fo:font-size="10pt" officeooo:rsid="001001b8" style:font-size-asian="10pt" style:font-size-complex="10pt"/>
    </style:style>
    <style:style style:name="T15" style:family="text">
      <style:text-properties style:font-name="Comic Sans MS" fo:font-size="10pt" officeooo:rsid="00223af4" style:font-size-asian="10pt" style:font-size-complex="10pt"/>
    </style:style>
    <style:style style:name="T16" style:family="text">
      <style:text-properties officeooo:rsid="0022f526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0249882"/>
    </style:style>
    <style:style style:name="T20" style:family="text">
      <style:text-properties style:text-underline-style="solid" style:text-underline-width="auto" style:text-underline-color="font-color" officeooo:rsid="00249939"/>
    </style:style>
    <style:style style:name="T21" style:family="text">
      <style:text-properties style:font-name="Loma"/>
    </style:style>
    <style:style style:name="T22" style:family="text">
      <style:text-properties fo:font-style="italic" style:font-style-asian="italic"/>
    </style:style>
    <style:style style:name="T23" style:family="text">
      <style:text-properties fo:font-style="italic" officeooo:rsid="0026185a" style:font-style-asian="italic" style:font-style-complex="italic"/>
    </style:style>
    <style:style style:name="T24" style:family="text">
      <style:text-properties style:text-position="sub 58%" fo:font-weight="bold" style:font-weight-asian="bold"/>
    </style:style>
    <style:style style:name="T25" style:family="text">
      <style:text-properties style:text-position="sub 58%" fo:font-weight="bold" officeooo:rsid="00249882" style:font-weight-asian="bold"/>
    </style:style>
    <style:style style:name="T26" style:family="text">
      <style:text-properties style:text-position="sub 58%" fo:font-style="italic" fo:font-weight="bold" style:font-style-asian="italic" style:font-weight-asian="bold"/>
    </style:style>
    <style:style style:name="T27" style:family="text">
      <style:text-properties style:text-position="sub 58%" fo:font-style="italic" fo:font-weight="bold" officeooo:rsid="00249882" style:font-style-asian="italic" style:font-weight-asian="bold"/>
    </style:style>
    <style:style style:name="T28" style:family="text">
      <style:text-properties style:text-position="0% 100%" fo:font-style="italic" fo:font-weight="normal" style:font-style-asian="italic" style:font-weight-asian="normal" style:font-weight-complex="normal"/>
    </style:style>
    <style:style style:name="T29" style:family="text">
      <style:text-properties style:text-position="0% 100%" fo:font-style="italic" fo:font-weight="normal" officeooo:rsid="00249882" style:font-style-asian="italic" style:font-weight-asian="normal" style:font-weight-complex="normal"/>
    </style:style>
    <style:style style:name="T30" style:family="text">
      <style:text-properties style:text-outline="false" style:text-line-through-style="none" style:text-line-through-type="none" style:font-name="Arial" fo:text-shadow="none" style:text-underline-style="solid" style:text-underline-width="auto" style:text-underline-color="font-color" style:text-emphasize="none"/>
    </style:style>
    <style:style style:name="T31" style:family="text">
      <style:text-properties style:text-outline="false" style:text-line-through-style="none" style:text-line-through-type="none" style:font-name="Arial" fo:text-shadow="none" style:text-underline-style="solid" style:text-underline-width="auto" style:text-underline-color="font-color" officeooo:rsid="0027500f" style:text-emphasize="none"/>
    </style:style>
    <style:style style:name="T32" style:family="text">
      <style:text-properties style:text-outline="false" style:text-line-through-style="none" style:text-line-through-type="none" style:font-name="Arial" fo:text-shadow="none" style:text-emphasize="none"/>
    </style:style>
    <style:style style:name="T33" style:family="text">
      <style:text-properties style:text-outline="false" style:text-line-through-style="none" style:text-line-through-type="none" style:font-name="Arial" fo:text-shadow="none" officeooo:rsid="0026185a" style:text-emphasize="none"/>
    </style:style>
    <style:style style:name="T34" style:family="text">
      <style:text-properties style:text-outline="false" style:text-line-through-style="none" style:text-line-through-type="none" style:font-name="Arial" fo:text-shadow="none" officeooo:rsid="0027500f" style:text-emphasize="none"/>
    </style:style>
    <style:style style:name="T35" style:family="text">
      <style:text-properties style:text-outline="false" style:text-line-through-style="none" style:text-line-through-type="none" style:font-name="Arial" fo:font-style="normal" fo:text-shadow="none" style:font-style-asian="normal" style:text-emphasize="none"/>
    </style:style>
    <style:style style:name="T36" style:family="text">
      <style:text-properties style:text-outline="false" style:text-line-through-style="none" style:text-line-through-type="none" style:font-name="Arial" fo:font-style="normal" fo:text-shadow="none" officeooo:rsid="0026185a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sub 58%" style:font-name="Arial" fo:text-shadow="none" officeooo:rsid="0026185a" style:text-emphasize="none"/>
    </style:style>
    <style:style style:name="T38" style:family="text">
      <style:text-properties style:text-outline="false" style:text-line-through-style="none" style:text-line-through-type="none" style:text-position="sub 58%" style:font-name="Arial" fo:font-style="normal" fo:text-shadow="none" officeooo:rsid="0026185a" style:font-style-asian="normal" style:text-emphasize="none"/>
    </style:style>
    <style:style style:name="T39" style:family="text">
      <style:text-properties fo:font-weight="normal" officeooo:rsid="00085ebb" style:font-weight-asian="normal" style:font-weight-complex="normal"/>
    </style:style>
    <style:style style:name="T40" style:family="text">
      <style:text-properties officeooo:rsid="001cdaee"/>
    </style:style>
    <style:style style:name="T41" style:family="text">
      <style:text-properties style:font-name="Liberation Sans" fo:font-size="10pt" style:font-size-asian="10pt" style:font-size-complex="10pt"/>
    </style:style>
    <style:style style:name="T42" style:family="text">
      <style:text-properties style:font-name="Liberation Sans" fo:font-size="10pt" fo:font-weight="normal" officeooo:rsid="002a4fbd" style:font-size-asian="10pt" style:font-weight-asian="normal" style:font-size-complex="10pt" style:font-weight-complex="normal"/>
    </style:style>
    <style:style style:name="T43" style:family="text">
      <style:text-properties style:font-name="Liberation Sans" fo:font-size="10pt" fo:font-weight="normal" officeooo:rsid="00085ebb" style:font-size-asian="10pt" style:font-weight-asian="normal" style:font-size-complex="10pt" style:font-weight-complex="normal"/>
    </style:style>
    <style:style style:name="T44" style:family="text">
      <style:text-properties style:font-name="Liberation Sans" fo:font-size="10pt" fo:font-weight="normal" officeooo:rsid="002a8dc4" style:font-size-asian="10pt" style:font-weight-asian="normal" style:font-size-complex="10pt" style:font-weight-complex="normal"/>
    </style:style>
    <style:style style:name="T45" style:family="text">
      <style:text-properties officeooo:rsid="002a4fbd"/>
    </style:style>
    <style:style style:name="fr1" style:family="graphic" style:parent-style-name="Graphics">
      <style:graphic-properties fo:margin-top="0cm" fo:margin-bottom="0.199cm"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rows-spanned="2" office:value-type="string">
            <text:p text:style-name="P50"><draw:frame draw:style-name="fr1" draw:name="Image44" text:anchor-type="paragraph" svg:x="0.011cm" svg:y="0.071cm" svg:width="8.289cm" svg:height="2.805cm" draw:z-index="0"><draw:image xlink:href="Pictures/100000000000022B000000B6DDAB0AC881AD0A08.png" xlink:type="simple" xlink:show="embed" xlink:actuate="onLoad" loext:mime-type="image/png"/></draw:frame>Snir 2 - 2020</text:p>
          </table:table-cell>
          <table:table-cell table:style-name="Tableau1.A1" office:value-type="string">
            <text:p text:style-name="P7"/>
            <text:p text:style-name="P8">Du C au CPP</text:p>
            <text:p text:style-name="P7"/>
          </table:table-cell>
        </table:table-row>
        <table:table-row>
          <table:covered-table-cell/>
          <table:table-cell table:style-name="Tableau1.B2" office:value-type="string">
            <text:p text:style-name="P43">TD 1 - Révision <text:line-break/>structure de données les tableaux à 1 dimension</text:p>
          </table:table-cell>
        </table:table-row>
      </table:table>
      <text:h text:style-name="Heading_20_1" text:outline-level="1">Résumé de cours :</text:h>
      <text:p text:style-name="P42">Un tableau est une structure de données en mémoire consécutive contenant un nombre défini d’éléments de même type. Chaque élément est accessible à partir du nom du tableau et d’un indice désignant sa position dans ce tableau. L’indice du tableau commence à 0. Les tableaux ont pour avantage de permettre un traitement utilisant des itérations, boucles définies pour un traitement sur l’ensemble du tableau, boucles indéfinies pour la recherche d’élément. </text:p>
      <text:p text:style-name="P42"/>
      <text:p text:style-name="P41"><text:span text:style-name="T6">L</text:span><text:span text:style-name="T5">ors de sa déclaration, c</text:span><text:span text:style-name="T6">omme une variable simple, un tableau doit être déclaré. En plus du type des données qu'il contient, il faut préciser sa taille.</text:span></text:p>
      <text:p text:style-name="P4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table:number-rows-spanned="6" office:value-type="string">
            <text:p text:style-name="P2"/>
          </table:table-cell>
          <table:table-cell table:style-name="Tableau3.B1" office:value-type="string">
            <text:p text:style-name="P4">indice</text:p>
          </table:table-cell>
          <table:table-cell table:style-name="Tableau3.B1" office:value-type="string">
            <text:p text:style-name="P2">valeur</text:p>
          </table:table-cell>
          <table:table-cell table:style-name="Tableau3.D1" table:number-rows-spanned="6" office:value-type="string">
            <text:p text:style-name="P44"><text:span text:style-name="T19">L</text:span><text:span text:style-name="T17">exique</text:span> :<text:span text:style-name="T22"> </text:span></text:p>
            <text:p text:style-name="P45"><text:span text:style-name="T22"><text:s text:c="5"/>nomDuTableau</text:span> [<text:span text:style-name="T23">NB_ELEMENTS</text:span>] <text:span text:style-name="T24">typeElément</text:span></text:p>
            <text:p text:style-name="P47"><text:span text:style-name="T19">Exemple</text:span> :<text:span text:style-name="T22"> </text:span></text:p>
            <text:p text:style-name="P45"><text:span text:style-name="T26"><text:s text:c="4"/></text:span><text:span text:style-name="T29">valeur</text:span><text:span text:style-name="T28"> [</text:span><text:span text:style-name="T29">5</text:span><text:span text:style-name="T28">] </text:span><text:span text:style-name="T26"><text:s/></text:span><text:span text:style-name="T25">en</text:span><text:span text:style-name="T24">t</text:span><text:span text:style-name="T25">ier</text:span></text:p>
            <text:p text:style-name="P48"><text:span text:style-name="T20">Initialisation</text:span> :<text:span text:style-name="T22"> </text:span></text:p>
            <text:p text:style-name="P46"><text:span text:style-name="T27"><text:s text:c="4"/></text:span><text:span text:style-name="T29">valeur [5]</text:span><text:span text:style-name="T28">={10,23,5,4,0}</text:span></text:p>
          </table:table-cell>
        </table:table-row>
        <table:table-row>
          <table:covered-table-cell/>
          <table:table-cell table:style-name="Tableau3.B2" office:value-type="string">
            <text:p text:style-name="P3">0</text:p>
          </table:table-cell>
          <table:table-cell table:style-name="Tableau3.B2" office:value-type="string">
            <text:p text:style-name="P4">10</text:p>
          </table:table-cell>
          <table:covered-table-cell/>
        </table:table-row>
        <table:table-row>
          <table:covered-table-cell/>
          <table:table-cell table:style-name="Tableau3.B2" office:value-type="string">
            <text:p text:style-name="P3">1</text:p>
          </table:table-cell>
          <table:table-cell table:style-name="Tableau3.B2" office:value-type="string">
            <text:p text:style-name="P4">23</text:p>
          </table:table-cell>
          <table:covered-table-cell/>
        </table:table-row>
        <table:table-row>
          <table:covered-table-cell/>
          <table:table-cell table:style-name="Tableau3.B2" office:value-type="string">
            <text:p text:style-name="P3">2</text:p>
          </table:table-cell>
          <table:table-cell table:style-name="Tableau3.B2" office:value-type="string">
            <text:p text:style-name="P4">5</text:p>
          </table:table-cell>
          <table:covered-table-cell/>
        </table:table-row>
        <table:table-row>
          <table:covered-table-cell/>
          <table:table-cell table:style-name="Tableau3.B2" office:value-type="string">
            <text:p text:style-name="P3">3</text:p>
          </table:table-cell>
          <table:table-cell table:style-name="Tableau3.B2" office:value-type="string">
            <text:p text:style-name="P4">4</text:p>
          </table:table-cell>
          <table:covered-table-cell/>
        </table:table-row>
        <table:table-row>
          <table:covered-table-cell/>
          <table:table-cell table:style-name="Tableau3.B6" office:value-type="string">
            <text:p text:style-name="P3">4</text:p>
          </table:table-cell>
          <table:table-cell table:style-name="Tableau3.B6" office:value-type="string">
            <text:p text:style-name="P4">0</text:p>
          </table:table-cell>
          <table:covered-table-cell/>
        </table:table-row>
      </table:table>
      <text:p text:style-name="P28"><text:span text:style-name="T7">Remise à zéro d’un tableau</text:span><text:span text:style-name="T8"> :</text:span></text:p>
      <text:p text:style-name="P31"/>
      <text:p text:style-name="P31">Schéma algorithmique :<text:tab/><text:tab/><text:tab/>Lexique :</text:p>
      <text:p text:style-name="P31"/>
      <text:p text:style-name="P32">Début</text:p>
      <text:p text:style-name="P29"><text:span text:style-name="T32"><text:s text:c="4"/></text:span><text:span text:style-name="T30">pour</text:span><text:span text:style-name="T32"> indice </text:span><text:span text:style-name="T30">allant de</text:span><text:span text:style-name="T32"> 0 </text:span><text:span text:style-name="T30">à</text:span><text:span text:style-name="T32"> 30 <text:tab/><text:tab/><text:tab/></text:span><text:span text:style-name="T33">indice </text:span><text:span text:style-name="T37">entier</text:span></text:p>
      <text:p text:style-name="P29"><text:span text:style-name="T32"><text:s text:c="11"/>temperatures [indice] </text:span><text:span text:style-name="T35">← </text:span><text:span text:style-name="T36">0<text:tab/><text:tab/></text:span><text:span text:style-name="T33">temperatures</text:span><text:span text:style-name="T34">[31]</text:span><text:span text:style-name="T33"> </text:span><text:span text:style-name="T37">entie</text:span><text:span text:style-name="T38">r</text:span></text:p>
      <text:p text:style-name="P29"><text:span text:style-name="T32"><text:s text:c="4"/></text:span><text:span text:style-name="T30">Fin</text:span><text:span text:style-name="T31">P</text:span><text:span text:style-name="T30">our</text:span></text:p>
      <text:p text:style-name="P33"><text:s text:c="4"/>…</text:p>
      <text:p text:style-name="P30"><text:span text:style-name="T31">F</text:span><text:span text:style-name="T30">in</text:span></text:p>
      <text:p text:style-name="P32"/>
      <text:p text:style-name="P34"><text:s text:c="2"/></text:p>
      <text:p text:style-name="P34"><text:s text:c="6"/></text:p>
      <text:p text:style-name="P34"><text:s text:c="2"/></text:p>
      <text:p text:style-name="P34"/>
      <text:h text:style-name="P62" text:outline-level="5"><text:soft-page-break/><text:span text:style-name="T11">Exercice n° 1 :<text:tab/></text:span><text:span text:style-name="T12"> </text:span></text:h>
      <text:p text:style-name="P39">Écrire l’algorithme d’un programme qui permet la saisie des notes (réelles) d’une classe comportant NB_ELEVES dans un tableau.</text:p>
      <text:p text:style-name="Text_20_body">L’algorithme affiche ensuite :</text:p>
      <text:list xml:id="list1184856621" text:style-name="L1">
        <text:list-item>
          <text:p text:style-name="P64"><text:span text:style-name="T15">le contenu du tableau sous la forme : </text:span><text:span text:style-name="T14">L'élève numéro i a eu la note nn.</text:span><text:span text:style-name="T15">n</text:span><text:span text:style-name="T14"> / 20</text:span></text:p>
        </text:list-item>
        <text:list-item>
          <text:p text:style-name="P64"><text:span text:style-name="T14">I</text:span><text:span text:style-name="T13">ndique le nombre de notes supérieures ou égales à 10</text:span></text:p>
        </text:list-item>
        <text:list-item>
          <text:p text:style-name="P64">Calcul la moyenne et l’affiche.</text:p>
        </text:list-item>
        <text:list-item>
          <text:p text:style-name="P64">Recherche la note minimum et maximum</text:p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table:number-columns-spanned="2" office:value-type="string">
            <text:p text:style-name="P59"><text:span text:style-name="T41">Projet : </text:span><text:span text:style-name="T43">M</text:span><text:span text:style-name="T42">oyenne</text:span></text:p>
          </table:table-cell>
          <table:covered-table-cell/>
          <table:table-cell table:style-name="Tableau5.A1" table:number-columns-spanned="2" office:value-type="string">
            <text:p text:style-name="P53">Auteur : <text:s/></text:p>
          </table:table-cell>
          <table:covered-table-cell/>
          <table:table-cell table:style-name="Tableau5.E1" office:value-type="string">
            <text:p text:style-name="P57">Date :</text:p>
          </table:table-cell>
        </table:table-row>
        <table:table-row>
          <table:table-cell table:style-name="Tableau5.A2" table:number-columns-spanned="4" office:value-type="string">
            <text:p text:style-name="P53">Fonction : <text:s text:c="14"/><text:span text:style-name="T39">Fonction principale</text:span> <text:s text:c="8"/></text:p>
          </table:table-cell>
          <table:covered-table-cell/>
          <table:covered-table-cell/>
          <table:covered-table-cell/>
          <table:table-cell table:style-name="Tableau5.E2" office:value-type="string">
            <text:p text:style-name="P55">Page n° <text:s/>1</text:p>
          </table:table-cell>
        </table:table-row>
        <table:table-row>
          <table:table-cell table:style-name="Tableau5.E2" table:number-columns-spanned="5" office:value-type="string">
            <text:p text:style-name="P9"><text:span text:style-name="T17">Rôle</text:span> : <text:tab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E2" table:number-columns-spanned="5" office:value-type="string">
            <text:p text:style-name="P15"><text:span text:style-name="T18">Environnement</text:span> 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51">En entrée :</text:p>
          </table:table-cell>
          <table:table-cell table:style-name="Tableau5.E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51">En sortie :</text:p>
          </table:table-cell>
          <table:table-cell table:style-name="Tableau5.E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5.A7" office:value-type="string">
            <text:p text:style-name="P51">Paramètre d'entrée :</text:p>
          </table:table-cell>
          <table:table-cell table:style-name="Tableau5.E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5.A7" office:value-type="string">
            <text:p text:style-name="P51">Paramètre de sortie :</text:p>
          </table:table-cell>
          <table:table-cell table:style-name="Tableau5.E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5.A7" office:value-type="string">
            <text:p text:style-name="P51">Paramètre d'E/S :</text:p>
          </table:table-cell>
          <table:table-cell table:style-name="Tableau5.E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51">Paramètre de retour :</text:p>
          </table:table-cell>
          <table:table-cell table:style-name="Tableau5.E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au5.A2" table:number-columns-spanned="3" office:value-type="string">
            <text:p text:style-name="P15"><text:span text:style-name="T18">Schéma algorithmique</text:span> :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covered-table-cell/>
          <table:covered-table-cell/>
          <table:table-cell table:number-columns-spanned="2">
            <table:table table:is-sub-table="true">
              <table:table-column table:style-name="Tableau5.D11.1"/>
              <table:table-row>
                <table:table-cell table:style-name="Tableau5.E2" office:value-type="string">
                  <text:p text:style-name="P11"><text:span text:style-name="T18">Lexiques</text:span> :</text:p>
                </table:table-cell>
              </table:table-row>
              <table:table-row>
                <table:table-cell table:style-name="Tableau5.E2" office:value-type="string">
                  <text:p text:style-name="P17">Constantes :</text:p>
                  <text:p text:style-name="P13"/>
                  <text:p text:style-name="P13"/>
                </table:table-cell>
              </table:table-row>
              <table:table-row>
                <table:table-cell table:style-name="Tableau5.E2" office:value-type="string">
                  <text:p text:style-name="P17">Variables locales :</text:p>
                  <text:p text:style-name="P17"/>
                  <text:p text:style-name="P13"/>
                  <text:p text:style-name="P13"/>
                  <text:p text:style-name="P13"/>
                  <text:p text:style-name="P13"/>
                  <text:p text:style-name="P13"/>
                  <text:p text:style-name="P13"/>
                </table:table-cell>
              </table:table-row>
              <table:table-row>
                <table:table-cell table:style-name="Tableau5.E2" office:value-type="string">
                  <text:p text:style-name="P17">Fonctions :</text:p>
                  <text:p text:style-name="P21"><text:span text:style-name="T40">(</text:span>hyperlien vers les fonctions<text:span text:style-name="T40">)</text:span></text:p>
                  <text:p text:style-name="P21"/>
                  <text:p text:style-name="P17"/>
                  <text:p text:style-name="P17"/>
                  <text:p text:style-name="P17"/>
                  <text:p text:style-name="P17"/>
                  <text:p text:style-name="P17"/>
                </table:table-cell>
              </table:table-row>
            </table:table>
          </table:table-cell>
          <table:covered-table-cell/>
        </table:table-row>
      </table:table>
      <text:p text:style-name="P49">A <text:span text:style-name="T45">partir de votre algorithme ou de la correction que vous avez relevée, réalisez le programme correspondant en C++ sous QT. Pour les interactions avec l’utilisateur les flux d’entrée / sortie standards sont préconisés.</text:span></text:p>
      <text:h text:style-name="P63" text:outline-level="5"><text:soft-page-break/>Exercice n°2</text:h>
      <text:p text:style-name="P39">Écrire <text:span text:style-name="T21">l’algorithme</text:span> d’un programme <text:span text:style-name="T16">permettant le stockage de 8 entiers dans un tableau et réalise la permutation des différentes valeurs et les affiche comme le montre la figure suivante :</text:span></text:p>
      <table:table table:name="Tableau2" table:style-name="Tableau2">
        <table:table-column table:style-name="Tableau2.A" table:number-columns-repeated="7"/>
        <table:table-column table:style-name="Tableau2.H"/>
        <table:table-row>
          <table:table-cell table:style-name="Tableau2.A1" office:value-type="string">
            <text:p text:style-name="P6">0</text:p>
          </table:table-cell>
          <table:table-cell table:style-name="Tableau2.A1" office:value-type="string">
            <text:p text:style-name="P6">1</text:p>
          </table:table-cell>
          <table:table-cell table:style-name="Tableau2.A1" office:value-type="string">
            <text:p text:style-name="P6">2</text:p>
          </table:table-cell>
          <table:table-cell table:style-name="Tableau2.A1" office:value-type="string">
            <text:p text:style-name="P6">3</text:p>
          </table:table-cell>
          <table:table-cell table:style-name="Tableau2.A1" office:value-type="string">
            <text:p text:style-name="P6">4</text:p>
          </table:table-cell>
          <table:table-cell table:style-name="Tableau2.A1" office:value-type="string">
            <text:p text:style-name="P6">5</text:p>
          </table:table-cell>
          <table:table-cell table:style-name="Tableau2.A1" office:value-type="string">
            <text:p text:style-name="P6">6</text:p>
          </table:table-cell>
          <table:table-cell table:style-name="Tableau2.A1" office:value-type="string">
            <text:p text:style-name="P6">7</text:p>
          </table:table-cell>
        </table:table-row>
        <table:table-row>
          <table:table-cell table:style-name="Tableau2.A2" office:value-type="string">
            <text:p text:style-name="P5">10</text:p>
          </table:table-cell>
          <table:table-cell table:style-name="Tableau2.A2" office:value-type="string">
            <text:p text:style-name="P5">12</text:p>
          </table:table-cell>
          <table:table-cell table:style-name="Tableau2.A2" office:value-type="string">
            <text:p text:style-name="P5">45</text:p>
          </table:table-cell>
          <table:table-cell table:style-name="Tableau2.A2" office:value-type="string">
            <text:p text:style-name="P5">29</text:p>
          </table:table-cell>
          <table:table-cell table:style-name="Tableau2.A2" office:value-type="string">
            <text:p text:style-name="P5">31</text:p>
          </table:table-cell>
          <table:table-cell table:style-name="Tableau2.A2" office:value-type="string">
            <text:p text:style-name="P5">45</text:p>
          </table:table-cell>
          <table:table-cell table:style-name="Tableau2.A2" office:value-type="string">
            <text:p text:style-name="P5">5</text:p>
          </table:table-cell>
          <table:table-cell table:style-name="Tableau2.H2" office:value-type="string">
            <text:p text:style-name="P5">8</text:p>
          </table:table-cell>
        </table:table-row>
        <table:table-row>
          <table:table-cell table:style-name="Tableau2.A3" office:value-type="string">
            <text:p text:style-name="P5">8</text:p>
          </table:table-cell>
          <table:table-cell table:style-name="Tableau2.A3" office:value-type="string">
            <text:p text:style-name="P5">10</text:p>
          </table:table-cell>
          <table:table-cell table:style-name="Tableau2.A3" office:value-type="string">
            <text:p text:style-name="P5">12</text:p>
          </table:table-cell>
          <table:table-cell table:style-name="Tableau2.A3" office:value-type="string">
            <text:p text:style-name="P5">45</text:p>
          </table:table-cell>
          <table:table-cell table:style-name="Tableau2.A3" office:value-type="string">
            <text:p text:style-name="P5">29</text:p>
          </table:table-cell>
          <table:table-cell table:style-name="Tableau2.A3" office:value-type="string">
            <text:p text:style-name="P5">31</text:p>
          </table:table-cell>
          <table:table-cell table:style-name="Tableau2.A3" office:value-type="string">
            <text:p text:style-name="P5">45</text:p>
          </table:table-cell>
          <table:table-cell table:style-name="Tableau2.H3" office:value-type="string">
            <text:p text:style-name="P5">5</text:p>
          </table:table-cell>
        </table:table-row>
        <table:table-row>
          <table:table-cell table:style-name="Tableau2.A3" office:value-type="string">
            <text:p text:style-name="P5">5</text:p>
          </table:table-cell>
          <table:table-cell table:style-name="Tableau2.A3" office:value-type="string">
            <text:p text:style-name="P5">8</text:p>
          </table:table-cell>
          <table:table-cell table:style-name="Tableau2.A3" office:value-type="string">
            <text:p text:style-name="P5">10</text:p>
          </table:table-cell>
          <table:table-cell table:style-name="Tableau2.A3" office:value-type="string">
            <text:p text:style-name="P5">12</text:p>
          </table:table-cell>
          <table:table-cell table:style-name="Tableau2.A3" office:value-type="string">
            <text:p text:style-name="P5">45</text:p>
          </table:table-cell>
          <table:table-cell table:style-name="Tableau2.A3" office:value-type="string">
            <text:p text:style-name="P5">29</text:p>
          </table:table-cell>
          <table:table-cell table:style-name="Tableau2.A3" office:value-type="string">
            <text:p text:style-name="P5">31</text:p>
          </table:table-cell>
          <table:table-cell table:style-name="Tableau2.H3" office:value-type="string">
            <text:p text:style-name="P5">45</text:p>
          </table:table-cell>
        </table:table-row>
        <table:table-row>
          <table:table-cell table:style-name="Tableau2.H3" table:number-columns-spanned="8" office:value-type="string">
            <text:p text:style-name="P5">……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5">12</text:p>
          </table:table-cell>
          <table:table-cell table:style-name="Tableau2.A3" office:value-type="string">
            <text:p text:style-name="P5">45</text:p>
          </table:table-cell>
          <table:table-cell table:style-name="Tableau2.A3" office:value-type="string">
            <text:p text:style-name="P5">29</text:p>
          </table:table-cell>
          <table:table-cell table:style-name="Tableau2.A3" office:value-type="string">
            <text:p text:style-name="P5">31</text:p>
          </table:table-cell>
          <table:table-cell table:style-name="Tableau2.A3" office:value-type="string">
            <text:p text:style-name="P5">45</text:p>
          </table:table-cell>
          <table:table-cell table:style-name="Tableau2.A3" office:value-type="string">
            <text:p text:style-name="P5">5</text:p>
          </table:table-cell>
          <table:table-cell table:style-name="Tableau2.A3" office:value-type="string">
            <text:p text:style-name="P5">8</text:p>
          </table:table-cell>
          <table:table-cell table:style-name="Tableau2.H3" office:value-type="string">
            <text:p text:style-name="P5">10</text:p>
          </table:table-cell>
        </table:table-row>
      </table:table>
      <text:p text:style-name="P3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2" office:value-type="string">
            <text:p text:style-name="P60"><text:span text:style-name="T41">Projet : </text:span><text:span text:style-name="T43">P</text:span><text:span text:style-name="T44">ermutation</text:span></text:p>
          </table:table-cell>
          <table:covered-table-cell/>
          <table:table-cell table:style-name="Tableau4.A1" table:number-columns-spanned="2" office:value-type="string">
            <text:p text:style-name="P54">Auteur : <text:s/></text:p>
          </table:table-cell>
          <table:covered-table-cell/>
          <table:table-cell table:style-name="Tableau4.E1" office:value-type="string">
            <text:p text:style-name="P58">Date :</text:p>
          </table:table-cell>
        </table:table-row>
        <table:table-row>
          <table:table-cell table:style-name="Tableau4.A2" table:number-columns-spanned="4" office:value-type="string">
            <text:p text:style-name="P54">Fonction : <text:s text:c="14"/><text:span text:style-name="T39">Fonction principale</text:span> <text:s text:c="8"/></text:p>
          </table:table-cell>
          <table:covered-table-cell/>
          <table:covered-table-cell/>
          <table:covered-table-cell/>
          <table:table-cell table:style-name="Tableau4.E2" office:value-type="string">
            <text:p text:style-name="P56">Page n° <text:s/>1</text:p>
          </table:table-cell>
        </table:table-row>
        <table:table-row>
          <table:table-cell table:style-name="Tableau4.E2" table:number-columns-spanned="5" office:value-type="string">
            <text:p text:style-name="P10"><text:span text:style-name="T17">Rôle</text:span> : <text:tab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4.E2" table:number-columns-spanned="5" office:value-type="string">
            <text:p text:style-name="P16"><text:span text:style-name="T18">Environnement</text:span> 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52">En entrée :</text:p>
          </table:table-cell>
          <table:table-cell table:style-name="Tableau4.E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52">En sortie :</text:p>
          </table:table-cell>
          <table:table-cell table:style-name="Tableau4.E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au4.A7" office:value-type="string">
            <text:p text:style-name="P52">Paramètre d'entrée :</text:p>
          </table:table-cell>
          <table:table-cell table:style-name="Tableau4.E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au4.A7" office:value-type="string">
            <text:p text:style-name="P52">Paramètre de sortie :</text:p>
          </table:table-cell>
          <table:table-cell table:style-name="Tableau4.E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au4.A7" office:value-type="string">
            <text:p text:style-name="P52">Paramètre d'E/S :</text:p>
          </table:table-cell>
          <table:table-cell table:style-name="Tableau4.E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52">Paramètre de retour :</text:p>
          </table:table-cell>
          <table:table-cell table:style-name="Tableau4.E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au4.A2" table:number-columns-spanned="3" office:value-type="string">
            <text:p text:style-name="P16"><text:span text:style-name="T18">Schéma algorithmique</text:span> :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  <table:covered-table-cell/>
          <table:covered-table-cell/>
          <table:table-cell table:number-columns-spanned="2">
            <table:table table:is-sub-table="true">
              <table:table-column table:style-name="Tableau4.D11.1"/>
              <table:table-row>
                <table:table-cell table:style-name="Tableau4.E2" office:value-type="string">
                  <text:p text:style-name="P12"><text:span text:style-name="T18">Lexiques</text:span> :</text:p>
                </table:table-cell>
              </table:table-row>
              <table:table-row>
                <table:table-cell table:style-name="Tableau4.E2" office:value-type="string">
                  <text:p text:style-name="P18">Constantes :</text:p>
                  <text:p text:style-name="P14"/>
                  <text:p text:style-name="P14"/>
                  <text:p text:style-name="P14"/>
                </table:table-cell>
              </table:table-row>
              <table:table-row>
                <table:table-cell table:style-name="Tableau4.E2" office:value-type="string">
                  <text:p text:style-name="P18">Variables locales :</text:p>
                  <text:p text:style-name="P18"/>
                  <text:p text:style-name="P14"/>
                  <text:p text:style-name="P14"/>
                  <text:p text:style-name="P14"/>
                  <text:p text:style-name="P14"/>
                </table:table-cell>
              </table:table-row>
              <table:table-row>
                <table:table-cell table:style-name="Tableau4.E2" office:value-type="string">
                  <text:p text:style-name="P18">Fonctions :</text:p>
                  <text:p text:style-name="P22"><text:span text:style-name="T40">(</text:span>hyperlien vers les fonctions<text:span text:style-name="T40">)</text:span></text:p>
                  <text:p text:style-name="P22"/>
                  <text:p text:style-name="P18"/>
                  <text:p text:style-name="P18"/>
                </table:table-cell>
              </table:table-row>
            </table:table>
          </table:table-cell>
          <table:covered-table-cell/>
        </table:table-row>
      </table:table>
      <text:p text:style-name="P36">A <text:span text:style-name="T45">partir de votre algorithme ou de la correction que vous avez relevée, réalisez le programme correspondant en C++ sous QT. Pour les interactions avec l’utilisateur les flux d’entrée / sortie standards sont préconisés.</text:span></text:p>
      <text:h text:style-name="P61" text:outline-level="1"><text:soft-page-break/>Exercice n°3</text:h>
      <text:p text:style-name="Text_20_body">R<text:span text:style-name="T16">éaliser l’algorithme de t</text:span>ri <text:span text:style-name="T16">d’un tableau</text:span> par recherche des minima successifs</text:p>
      <text:p text:style-name="P38">Principe :</text:p>
      <text:p text:style-name="P39">Dans un premier temps, le plus petit élément du tableau est recherché puis permuté avec la valeur de la <text:s/>première case. Le traitement est repris avec le reste du tableau, le plus petit <text:s/>élément est permuté avec la deuxième case et ainsi de suite.</text:p>
      <text:p text:style-name="P40"><text:span text:style-name="T18">Exemple</text:span><text:span text:style-name="T9"> :<text:tab/></text:span></text:p>
      <table:table table:name="Tableau9" table:style-name="Tableau9">
        <table:table-column table:style-name="Tableau9.A"/>
        <table:table-column table:style-name="Tableau9.B" table:number-columns-repeated="4"/>
        <table:table-column table:style-name="Tableau9.F"/>
        <table:table-row table:style-name="Tableau9.1">
          <table:table-cell table:style-name="Tableau9.A1" office:value-type="string">
            <text:p text:style-name="P27">indices</text:p>
          </table:table-cell>
          <table:table-cell table:style-name="Tableau9.A1" office:value-type="string">
            <text:p text:style-name="P24">0</text:p>
          </table:table-cell>
          <table:table-cell table:style-name="Tableau9.A1" office:value-type="string">
            <text:p text:style-name="P24">1</text:p>
          </table:table-cell>
          <table:table-cell table:style-name="Tableau9.A1" office:value-type="string">
            <text:p text:style-name="P23"/>
          </table:table-cell>
          <table:table-cell table:style-name="Tableau9.A1" office:value-type="string">
            <text:p text:style-name="P23"/>
          </table:table-cell>
          <table:table-cell table:style-name="Tableau9.F1" office:value-type="string">
            <text:p text:style-name="P24">N</text:p>
          </table:table-cell>
        </table:table-row>
        <table:table-row table:style-name="Tableau9.1">
          <table:table-cell table:style-name="Tableau9.A1" office:value-type="string">
            <text:p text:style-name="P26">Au départ</text:p>
          </table:table-cell>
          <table:table-cell table:style-name="Tableau9.A1" office:value-type="string">
            <text:p text:style-name="P25">5</text:p>
          </table:table-cell>
          <table:table-cell table:style-name="Tableau9.A1" office:value-type="string">
            <text:p text:style-name="P25">7</text:p>
          </table:table-cell>
          <table:table-cell table:style-name="Tableau9.A1" office:value-type="string">
            <text:p text:style-name="P25">2</text:p>
          </table:table-cell>
          <table:table-cell table:style-name="Tableau9.A1" office:value-type="string">
            <text:p text:style-name="P25">1</text:p>
          </table:table-cell>
          <table:table-cell table:style-name="Tableau9.F1" office:value-type="string">
            <text:p text:style-name="P25">4</text:p>
          </table:table-cell>
        </table:table-row>
        <table:table-row table:style-name="Tableau9.1">
          <table:table-cell table:style-name="Tableau9.A1" office:value-type="string">
            <text:p text:style-name="P27">1<text:span text:style-name="T10">ères tours</text:span></text:p>
          </table:table-cell>
          <table:table-cell table:style-name="Tableau9.A1" office:value-type="string">
            <text:p text:style-name="P24">1</text:p>
          </table:table-cell>
          <table:table-cell table:style-name="Tableau9.A1" office:value-type="string">
            <text:p text:style-name="P24">7</text:p>
          </table:table-cell>
          <table:table-cell table:style-name="Tableau9.A1" office:value-type="string">
            <text:p text:style-name="P24">5</text:p>
          </table:table-cell>
          <table:table-cell table:style-name="Tableau9.A1" office:value-type="string">
            <text:p text:style-name="P24">2</text:p>
          </table:table-cell>
          <table:table-cell table:style-name="Tableau9.F1" office:value-type="string">
            <text:p text:style-name="P24">4</text:p>
          </table:table-cell>
        </table:table-row>
        <table:table-row table:style-name="Tableau9.1">
          <table:table-cell table:style-name="Tableau9.A1" office:value-type="string">
            <text:p text:style-name="P27">2<text:span text:style-name="T10">eme</text:span> tours</text:p>
          </table:table-cell>
          <table:table-cell table:style-name="Tableau9.A1" office:value-type="string">
            <text:p text:style-name="P24">1</text:p>
          </table:table-cell>
          <table:table-cell table:style-name="Tableau9.A1" office:value-type="string">
            <text:p text:style-name="P24">2</text:p>
          </table:table-cell>
          <table:table-cell table:style-name="Tableau9.A1" office:value-type="string">
            <text:p text:style-name="P24">7</text:p>
          </table:table-cell>
          <table:table-cell table:style-name="Tableau9.A1" office:value-type="string">
            <text:p text:style-name="P24">5</text:p>
          </table:table-cell>
          <table:table-cell table:style-name="Tableau9.F1" office:value-type="string">
            <text:p text:style-name="P24">4</text:p>
          </table:table-cell>
        </table:table-row>
        <table:table-row table:style-name="Tableau9.1">
          <table:table-cell table:style-name="Tableau9.A1" office:value-type="string">
            <text:p text:style-name="P27">3<text:span text:style-name="T10">eme</text:span> tours</text:p>
          </table:table-cell>
          <table:table-cell table:style-name="Tableau9.A1" office:value-type="string">
            <text:p text:style-name="P24">1</text:p>
          </table:table-cell>
          <table:table-cell table:style-name="Tableau9.A1" office:value-type="string">
            <text:p text:style-name="P24">2</text:p>
          </table:table-cell>
          <table:table-cell table:style-name="Tableau9.A1" office:value-type="string">
            <text:p text:style-name="P24">4</text:p>
          </table:table-cell>
          <table:table-cell table:style-name="Tableau9.A1" office:value-type="string">
            <text:p text:style-name="P24">7</text:p>
          </table:table-cell>
          <table:table-cell table:style-name="Tableau9.F1" office:value-type="string">
            <text:p text:style-name="P24">5</text:p>
          </table:table-cell>
        </table:table-row>
        <table:table-row table:style-name="Tableau9.1">
          <table:table-cell table:style-name="Tableau9.A1" office:value-type="string">
            <text:p text:style-name="P27">4<text:span text:style-name="T10">eme</text:span> tours</text:p>
          </table:table-cell>
          <table:table-cell table:style-name="Tableau9.A1" office:value-type="string">
            <text:p text:style-name="P24">1</text:p>
          </table:table-cell>
          <table:table-cell table:style-name="Tableau9.A1" office:value-type="string">
            <text:p text:style-name="P24">2</text:p>
          </table:table-cell>
          <table:table-cell table:style-name="Tableau9.A1" office:value-type="string">
            <text:p text:style-name="P24">4</text:p>
          </table:table-cell>
          <table:table-cell table:style-name="Tableau9.A1" office:value-type="string">
            <text:p text:style-name="P24">5</text:p>
          </table:table-cell>
          <table:table-cell table:style-name="Tableau9.F1" office:value-type="string">
            <text:p text:style-name="P24">7</text:p>
          </table:table-cell>
        </table:table-row>
      </table:table>
      <text:p text:style-name="P37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table:number-columns-spanned="2" office:value-type="string">
            <text:p text:style-name="P60"><text:span text:style-name="T41">Projet : </text:span><text:span text:style-name="T43">T</text:span><text:span text:style-name="T44">riMinima</text:span></text:p>
          </table:table-cell>
          <table:covered-table-cell/>
          <table:table-cell table:style-name="Tableau6.A1" table:number-columns-spanned="2" office:value-type="string">
            <text:p text:style-name="P54">Auteur : <text:s/></text:p>
          </table:table-cell>
          <table:covered-table-cell/>
          <table:table-cell table:style-name="Tableau6.E1" office:value-type="string">
            <text:p text:style-name="P58">Date :</text:p>
          </table:table-cell>
        </table:table-row>
        <table:table-row>
          <table:table-cell table:style-name="Tableau6.A2" table:number-columns-spanned="4" office:value-type="string">
            <text:p text:style-name="P54">Fonction : <text:s text:c="14"/><text:span text:style-name="T39">Fonction principale</text:span> <text:s text:c="8"/></text:p>
          </table:table-cell>
          <table:covered-table-cell/>
          <table:covered-table-cell/>
          <table:covered-table-cell/>
          <table:table-cell table:style-name="Tableau6.E2" office:value-type="string">
            <text:p text:style-name="P56">Page n° <text:s/>1</text:p>
          </table:table-cell>
        </table:table-row>
        <table:table-row>
          <table:table-cell table:style-name="Tableau6.E2" table:number-columns-spanned="5" office:value-type="string">
            <text:p text:style-name="P10"><text:span text:style-name="T17">Rôle</text:span> : <text:tab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E2" table:number-columns-spanned="5" office:value-type="string">
            <text:p text:style-name="P16"><text:span text:style-name="T18">Environnement</text:span> 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2" office:value-type="string">
            <text:p text:style-name="P52">En entrée :</text:p>
          </table:table-cell>
          <table:table-cell table:style-name="Tableau6.E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au6.A2" office:value-type="string">
            <text:p text:style-name="P52">En sortie :</text:p>
          </table:table-cell>
          <table:table-cell table:style-name="Tableau6.E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au6.A7" office:value-type="string">
            <text:p text:style-name="P52">Paramètre d'entrée :</text:p>
          </table:table-cell>
          <table:table-cell table:style-name="Tableau6.E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au6.A7" office:value-type="string">
            <text:p text:style-name="P52">Paramètre de sortie :</text:p>
          </table:table-cell>
          <table:table-cell table:style-name="Tableau6.E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au6.A7" office:value-type="string">
            <text:p text:style-name="P52">Paramètre d'E/S :</text:p>
          </table:table-cell>
          <table:table-cell table:style-name="Tableau6.E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au6.A2" office:value-type="string">
            <text:p text:style-name="P52">Paramètre de retour :</text:p>
          </table:table-cell>
          <table:table-cell table:style-name="Tableau6.E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au6.A2" table:number-columns-spanned="3" office:value-type="string">
            <text:p text:style-name="P16"><text:span text:style-name="T18">Schéma algorithmique</text:span> :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  <table:covered-table-cell/>
          <table:covered-table-cell/>
          <table:table-cell table:number-columns-spanned="2">
            <table:table table:is-sub-table="true">
              <table:table-column table:style-name="Tableau6.D11.1"/>
              <table:table-row>
                <table:table-cell table:style-name="Tableau6.E2" office:value-type="string">
                  <text:p text:style-name="P12"><text:span text:style-name="T18">Lexiques</text:span> :</text:p>
                </table:table-cell>
              </table:table-row>
              <table:table-row>
                <table:table-cell table:style-name="Tableau6.E2" office:value-type="string">
                  <text:p text:style-name="P18">Constantes :</text:p>
                  <text:p text:style-name="P14"/>
                  <text:p text:style-name="P14"/>
                </table:table-cell>
              </table:table-row>
              <table:table-row>
                <table:table-cell table:style-name="Tableau6.E2" office:value-type="string">
                  <text:p text:style-name="P18">Variables locales :</text:p>
                  <text:p text:style-name="P18"/>
                  <text:p text:style-name="P14"/>
                </table:table-cell>
              </table:table-row>
              <table:table-row>
                <table:table-cell table:style-name="Tableau6.E2" office:value-type="string">
                  <text:p text:style-name="P18">Fonctions :</text:p>
                  <text:p text:style-name="P22"><text:span text:style-name="T40">(</text:span>hyperlien vers les fonctions<text:span text:style-name="T40">)</text:span></text:p>
                  <text:p text:style-name="P22"/>
                  <text:p text:style-name="P18"/>
                  <text:p text:style-name="P18"/>
                </table:table-cell>
              </table:table-row>
            </table:table>
          </table:table-cell>
          <table:covered-table-cell/>
        </table:table-row>
      </table:table>
      <text:p text:style-name="P36">A <text:span text:style-name="T45">partir de votre algorithme ou de la correction que vous avez relevée, réalisez le programme correspondant en C++ sous QT. Pour les interactions avec l’utilisateur les flux d’entrée / sortie standards sont préconisé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oma" svg:font-family="Lom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loext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Verdana" fo:font-family="Verdana" style:font-style-name="Gras" style:font-family-generic="swiss" style:font-pitch="variable" fo:font-size="12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cm" fo:margin-bottom="0.199cm" loext:contextual-spacing="false" fo:keep-with-next="always"/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2.54cm" fo:margin-right="0cm" fo:text-indent="-0.042cm" style:auto-text-indent="false"/>
      <style:text-properties style:font-name="Comic Sans MS" fo:font-family="'Comic Sans MS'" style:font-family-generic="script" style:font-pitch="variable" fo:font-size="10pt" style:font-size-asian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127cm" fo:margin-right="0cm" fo:text-indent="0cm" style:auto-text-indent="false" fo:keep-with-next="always">
        <style:tab-stops/>
      </style:paragraph-properties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" style:list-style-name="" style:class="text">
      <style:paragraph-properties fo:margin-left="0cm" fo:margin-right="0cm" fo:text-indent="1.249cm" style:auto-text-indent="false" fo:keep-with-next="always"/>
      <style:text-properties style:text-underline-style="solid" style:text-underline-width="auto" style:text-underline-color="font-color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1.378cm" fo:margin-right="0cm" fo:text-indent="0cm" style:auto-text-indent="false" fo:keep-with-next="always"/>
      <style:text-properties fo:font-size="12pt" style:text-underline-style="solid" style:text-underline-width="auto" style:text-underline-color="font-color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877cm" fo:margin-right="0cm" fo:text-indent="0cm" style:auto-text-indent="false" fo:keep-with-next="always"/>
      <style:text-properties fo:font-size="12pt" style:text-underline-style="solid" style:text-underline-width="auto" style:text-underline-color="font-color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377cm" fo:margin-right="0cm" fo:text-indent="0cm" style:auto-text-indent="false" fo:keep-with-next="always"/>
      <style:text-properties fo:font-size="12pt" style:text-underline-style="solid" style:text-underline-width="auto" style:text-underline-color="font-color" style:font-size-asian="12pt"/>
    </style:style>
    <style:style style:name="Heading_20_3" style:display-name="Heading 3" style:family="paragraph" style:parent-style-name="Standard" style:next-style-name="Standard" style:default-outline-level="" style:list-style-name="" style:class="text">
      <style:paragraph-properties fo:keep-with-next="always"/>
      <style:text-properties style:font-name="Comic Sans MS" fo:font-family="'Comic Sans MS'" style:font-family-generic="script" style:font-pitch="variable" fo:font-size="10pt" style:text-underline-style="solid" style:text-underline-width="auto" style:text-underline-color="font-color" style:font-size-asian="10pt"/>
    </style:style>
    <style:style style:name="Frame_20_contents" style:display-name="Frame contents" style:family="paragraph" style:parent-style-name="Text_20_body" style:class="extra"/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top="0.794cm" fo:margin-bottom="0cm" loext:contextual-spacing="false" fo:line-height="80%" fo:text-align="end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font-style="italic" fo:text-shadow="none" style:text-underline-style="none" fo:font-weight="normal" style:font-name-asian="DejaVu Sans" style:font-family-asian="'DejaVu Sans'" style:font-family-generic-asian="system" style:font-pitch-asian="variable" style:font-size-asian="36pt" style:font-style-asian="italic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1" style:display-name="Titre1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top="0.794cm" fo:margin-bottom="0cm" loext:contextual-spacing="false" fo:line-height="80%" fo:text-align="end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italic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2_7e_LT_7e_Gliederung_20_1" style:display-name="Titre2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2_7e_LT_7e_Gliederung_20_2" style:display-name="Titre2~LT~Gliederung 2" style:family="paragraph" style:parent-style-name="Titre2_7e_LT_7e_Gliederung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2_7e_LT_7e_Gliederung_20_3" style:display-name="Titre2~LT~Gliederung 3" style:family="paragraph" style:parent-style-name="Titre2_7e_LT_7e_Gliederung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2_7e_LT_7e_Gliederung_20_4" style:display-name="Titre2~LT~Gliederung 4" style:family="paragraph" style:parent-style-name="Titre2_7e_LT_7e_Gliederung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Gliederung_20_5" style:display-name="Titre2~LT~Gliederung 5" style:family="paragraph" style:parent-style-name="Titre2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Gliederung_20_6" style:display-name="Titre2~LT~Gliederung 6" style:family="paragraph" style:parent-style-name="Titre2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Gliederung_20_7" style:display-name="Titre2~LT~Gliederung 7" style:family="paragraph" style:parent-style-name="Titre2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Gliederung_20_8" style:display-name="Titre2~LT~Gliederung 8" style:family="paragraph" style:parent-style-name="Titre2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Gliederung_20_9" style:display-name="Titre2~LT~Gliederung 9" style:family="paragraph" style:parent-style-name="Titre2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Titel" style:display-name="Titre2~LT~Titel" style:family="paragraph" style:default-outline-level="">
      <style:paragraph-properties fo:margin-top="0.794cm" fo:margin-bottom="0cm" loext:contextual-spacing="false" fo:line-height="80%" fo:text-align="end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italic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2_7e_LT_7e_Untertitel" style:display-name="Titre2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2_7e_LT_7e_Notizen" style:display-name="Titre2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2_7e_LT_7e_Hintergrundobjekte" style:display-name="Titr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2_7e_LT_7e_Hintergrund" style:display-name="Titr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3_7e_LT_7e_Gliederung_20_1" style:display-name="Titre3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3_7e_LT_7e_Gliederung_20_2" style:display-name="Titre3~LT~Gliederung 2" style:family="paragraph" style:parent-style-name="Titre3_7e_LT_7e_Gliederung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3_7e_LT_7e_Gliederung_20_3" style:display-name="Titre3~LT~Gliederung 3" style:family="paragraph" style:parent-style-name="Titre3_7e_LT_7e_Gliederung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3_7e_LT_7e_Gliederung_20_4" style:display-name="Titre3~LT~Gliederung 4" style:family="paragraph" style:parent-style-name="Titre3_7e_LT_7e_Gliederung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3_7e_LT_7e_Gliederung_20_5" style:display-name="Titre3~LT~Gliederung 5" style:family="paragraph" style:parent-style-name="Titre3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3_7e_LT_7e_Gliederung_20_6" style:display-name="Titre3~LT~Gliederung 6" style:family="paragraph" style:parent-style-name="Titre3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3_7e_LT_7e_Gliederung_20_7" style:display-name="Titre3~LT~Gliederung 7" style:family="paragraph" style:parent-style-name="Titre3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3_7e_LT_7e_Gliederung_20_8" style:display-name="Titre3~LT~Gliederung 8" style:family="paragraph" style:parent-style-name="Titre3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3_7e_LT_7e_Gliederung_20_9" style:display-name="Titre3~LT~Gliederung 9" style:family="paragraph" style:parent-style-name="Titre3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3_7e_LT_7e_Titel" style:display-name="Titre3~LT~Titel" style:family="paragraph" style:default-outline-level="">
      <style:paragraph-properties fo:margin-top="0.794cm" fo:margin-bottom="0cm" loext:contextual-spacing="false" fo:line-height="80%" fo:text-align="end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italic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3_7e_LT_7e_Untertitel" style:display-name="Titre3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3_7e_LT_7e_Notizen" style:display-name="Titre3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3_7e_LT_7e_Hintergrundobjekte" style:display-name="Titr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3_7e_LT_7e_Hintergrund" style:display-name="Titr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4_7e_LT_7e_Gliederung_20_1" style:display-name="Titre4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4_7e_LT_7e_Gliederung_20_2" style:display-name="Titre4~LT~Gliederung 2" style:family="paragraph" style:parent-style-name="Titre4_7e_LT_7e_Gliederung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4_7e_LT_7e_Gliederung_20_3" style:display-name="Titre4~LT~Gliederung 3" style:family="paragraph" style:parent-style-name="Titre4_7e_LT_7e_Gliederung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4_7e_LT_7e_Gliederung_20_4" style:display-name="Titre4~LT~Gliederung 4" style:family="paragraph" style:parent-style-name="Titre4_7e_LT_7e_Gliederung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4_7e_LT_7e_Gliederung_20_5" style:display-name="Titre4~LT~Gliederung 5" style:family="paragraph" style:parent-style-name="Titre4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4_7e_LT_7e_Gliederung_20_6" style:display-name="Titre4~LT~Gliederung 6" style:family="paragraph" style:parent-style-name="Titre4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4_7e_LT_7e_Gliederung_20_7" style:display-name="Titre4~LT~Gliederung 7" style:family="paragraph" style:parent-style-name="Titre4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4_7e_LT_7e_Gliederung_20_8" style:display-name="Titre4~LT~Gliederung 8" style:family="paragraph" style:parent-style-name="Titre4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4_7e_LT_7e_Gliederung_20_9" style:display-name="Titre4~LT~Gliederung 9" style:family="paragraph" style:parent-style-name="Titre4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4_7e_LT_7e_Titel" style:display-name="Titre4~LT~Titel" style:family="paragraph" style:default-outline-level="">
      <style:paragraph-properties fo:margin-top="0.794cm" fo:margin-bottom="0cm" loext:contextual-spacing="false" fo:line-height="80%" fo:text-align="end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italic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4_7e_LT_7e_Untertitel" style:display-name="Titre4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4_7e_LT_7e_Notizen" style:display-name="Titre4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4_7e_LT_7e_Hintergrundobjekte" style:display-name="Titre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4_7e_LT_7e_Hintergrund" style:display-name="Titre4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5_7e_LT_7e_Gliederung_20_1" style:display-name="Titre5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5_7e_LT_7e_Gliederung_20_2" style:display-name="Titre5~LT~Gliederung 2" style:family="paragraph" style:parent-style-name="Titre5_7e_LT_7e_Gliederung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5_7e_LT_7e_Gliederung_20_3" style:display-name="Titre5~LT~Gliederung 3" style:family="paragraph" style:parent-style-name="Titre5_7e_LT_7e_Gliederung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5_7e_LT_7e_Gliederung_20_4" style:display-name="Titre5~LT~Gliederung 4" style:family="paragraph" style:parent-style-name="Titre5_7e_LT_7e_Gliederung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5_7e_LT_7e_Gliederung_20_5" style:display-name="Titre5~LT~Gliederung 5" style:family="paragraph" style:parent-style-name="Titre5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5_7e_LT_7e_Gliederung_20_6" style:display-name="Titre5~LT~Gliederung 6" style:family="paragraph" style:parent-style-name="Titre5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5_7e_LT_7e_Gliederung_20_7" style:display-name="Titre5~LT~Gliederung 7" style:family="paragraph" style:parent-style-name="Titre5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5_7e_LT_7e_Gliederung_20_8" style:display-name="Titre5~LT~Gliederung 8" style:family="paragraph" style:parent-style-name="Titre5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5_7e_LT_7e_Gliederung_20_9" style:display-name="Titre5~LT~Gliederung 9" style:family="paragraph" style:parent-style-name="Titre5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5_7e_LT_7e_Titel" style:display-name="Titre5~LT~Titel" style:family="paragraph" style:default-outline-level="">
      <style:paragraph-properties fo:margin-top="0.794cm" fo:margin-bottom="0cm" loext:contextual-spacing="false" fo:line-height="80%" fo:text-align="end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italic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5_7e_LT_7e_Untertitel" style:display-name="Titre5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5_7e_LT_7e_Notizen" style:display-name="Titre5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5_7e_LT_7e_Hintergrundobjekte" style:display-name="Titre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5_7e_LT_7e_Hintergrund" style:display-name="Titre5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6_7e_LT_7e_Gliederung_20_1" style:display-name="Titre6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6_7e_LT_7e_Gliederung_20_2" style:display-name="Titre6~LT~Gliederung 2" style:family="paragraph" style:parent-style-name="Titre6_7e_LT_7e_Gliederung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6_7e_LT_7e_Gliederung_20_3" style:display-name="Titre6~LT~Gliederung 3" style:family="paragraph" style:parent-style-name="Titre6_7e_LT_7e_Gliederung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6_7e_LT_7e_Gliederung_20_4" style:display-name="Titre6~LT~Gliederung 4" style:family="paragraph" style:parent-style-name="Titre6_7e_LT_7e_Gliederung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6_7e_LT_7e_Gliederung_20_5" style:display-name="Titre6~LT~Gliederung 5" style:family="paragraph" style:parent-style-name="Titre6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6_7e_LT_7e_Gliederung_20_6" style:display-name="Titre6~LT~Gliederung 6" style:family="paragraph" style:parent-style-name="Titre6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6_7e_LT_7e_Gliederung_20_7" style:display-name="Titre6~LT~Gliederung 7" style:family="paragraph" style:parent-style-name="Titre6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6_7e_LT_7e_Gliederung_20_8" style:display-name="Titre6~LT~Gliederung 8" style:family="paragraph" style:parent-style-name="Titre6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6_7e_LT_7e_Gliederung_20_9" style:display-name="Titre6~LT~Gliederung 9" style:family="paragraph" style:parent-style-name="Titre6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6_7e_LT_7e_Titel" style:display-name="Titre6~LT~Titel" style:family="paragraph" style:default-outline-level="">
      <style:paragraph-properties fo:margin-top="0.794cm" fo:margin-bottom="0cm" loext:contextual-spacing="false" fo:line-height="80%" fo:text-align="end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italic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6_7e_LT_7e_Untertitel" style:display-name="Titre6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6_7e_LT_7e_Notizen" style:display-name="Titre6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6_7e_LT_7e_Hintergrundobjekte" style:display-name="Titre6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6_7e_LT_7e_Hintergrund" style:display-name="Titre6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7_7e_LT_7e_Gliederung_20_1" style:display-name="Titre7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7_7e_LT_7e_Gliederung_20_2" style:display-name="Titre7~LT~Gliederung 2" style:family="paragraph" style:parent-style-name="Titre7_7e_LT_7e_Gliederung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7_7e_LT_7e_Gliederung_20_3" style:display-name="Titre7~LT~Gliederung 3" style:family="paragraph" style:parent-style-name="Titre7_7e_LT_7e_Gliederung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7_7e_LT_7e_Gliederung_20_4" style:display-name="Titre7~LT~Gliederung 4" style:family="paragraph" style:parent-style-name="Titre7_7e_LT_7e_Gliederung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7_7e_LT_7e_Gliederung_20_5" style:display-name="Titre7~LT~Gliederung 5" style:family="paragraph" style:parent-style-name="Titre7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7_7e_LT_7e_Gliederung_20_6" style:display-name="Titre7~LT~Gliederung 6" style:family="paragraph" style:parent-style-name="Titre7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7_7e_LT_7e_Gliederung_20_7" style:display-name="Titre7~LT~Gliederung 7" style:family="paragraph" style:parent-style-name="Titre7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7_7e_LT_7e_Gliederung_20_8" style:display-name="Titre7~LT~Gliederung 8" style:family="paragraph" style:parent-style-name="Titre7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7_7e_LT_7e_Gliederung_20_9" style:display-name="Titre7~LT~Gliederung 9" style:family="paragraph" style:parent-style-name="Titre7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7_7e_LT_7e_Titel" style:display-name="Titre7~LT~Titel" style:family="paragraph" style:default-outline-level="">
      <style:paragraph-properties fo:margin-top="0.794cm" fo:margin-bottom="0cm" loext:contextual-spacing="false" fo:line-height="80%" fo:text-align="end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italic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7_7e_LT_7e_Untertitel" style:display-name="Titre7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7_7e_LT_7e_Notizen" style:display-name="Titre7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7_7e_LT_7e_Hintergrundobjekte" style:display-name="Titre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7_7e_LT_7e_Hintergrund" style:display-name="Titre7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8_7e_LT_7e_Gliederung_20_1" style:display-name="Titre8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8_7e_LT_7e_Gliederung_20_2" style:display-name="Titre8~LT~Gliederung 2" style:family="paragraph" style:parent-style-name="Titre8_7e_LT_7e_Gliederung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8_7e_LT_7e_Gliederung_20_3" style:display-name="Titre8~LT~Gliederung 3" style:family="paragraph" style:parent-style-name="Titre8_7e_LT_7e_Gliederung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8_7e_LT_7e_Gliederung_20_4" style:display-name="Titre8~LT~Gliederung 4" style:family="paragraph" style:parent-style-name="Titre8_7e_LT_7e_Gliederung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8_7e_LT_7e_Gliederung_20_5" style:display-name="Titre8~LT~Gliederung 5" style:family="paragraph" style:parent-style-name="Titre8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8_7e_LT_7e_Gliederung_20_6" style:display-name="Titre8~LT~Gliederung 6" style:family="paragraph" style:parent-style-name="Titre8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8_7e_LT_7e_Gliederung_20_7" style:display-name="Titre8~LT~Gliederung 7" style:family="paragraph" style:parent-style-name="Titre8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8_7e_LT_7e_Gliederung_20_8" style:display-name="Titre8~LT~Gliederung 8" style:family="paragraph" style:parent-style-name="Titre8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8_7e_LT_7e_Gliederung_20_9" style:display-name="Titre8~LT~Gliederung 9" style:family="paragraph" style:parent-style-name="Titre8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8_7e_LT_7e_Titel" style:display-name="Titre8~LT~Titel" style:family="paragraph" style:default-outline-level="">
      <style:paragraph-properties fo:margin-top="0.794cm" fo:margin-bottom="0cm" loext:contextual-spacing="false" fo:line-height="80%" fo:text-align="end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italic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8_7e_LT_7e_Untertitel" style:display-name="Titre8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8_7e_LT_7e_Notizen" style:display-name="Titre8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8_7e_LT_7e_Hintergrundobjekte" style:display-name="Titre8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8_7e_LT_7e_Hintergrund" style:display-name="Titre8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9_7e_LT_7e_Gliederung_20_1" style:display-name="Titre9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9_7e_LT_7e_Gliederung_20_2" style:display-name="Titre9~LT~Gliederung 2" style:family="paragraph" style:parent-style-name="Titre9_7e_LT_7e_Gliederung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9_7e_LT_7e_Gliederung_20_3" style:display-name="Titre9~LT~Gliederung 3" style:family="paragraph" style:parent-style-name="Titre9_7e_LT_7e_Gliederung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9_7e_LT_7e_Gliederung_20_4" style:display-name="Titre9~LT~Gliederung 4" style:family="paragraph" style:parent-style-name="Titre9_7e_LT_7e_Gliederung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9_7e_LT_7e_Gliederung_20_5" style:display-name="Titre9~LT~Gliederung 5" style:family="paragraph" style:parent-style-name="Titre9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9_7e_LT_7e_Gliederung_20_6" style:display-name="Titre9~LT~Gliederung 6" style:family="paragraph" style:parent-style-name="Titre9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9_7e_LT_7e_Gliederung_20_7" style:display-name="Titre9~LT~Gliederung 7" style:family="paragraph" style:parent-style-name="Titre9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9_7e_LT_7e_Gliederung_20_8" style:display-name="Titre9~LT~Gliederung 8" style:family="paragraph" style:parent-style-name="Titre9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9_7e_LT_7e_Gliederung_20_9" style:display-name="Titre9~LT~Gliederung 9" style:family="paragraph" style:parent-style-name="Titre9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9_7e_LT_7e_Titel" style:display-name="Titre9~LT~Titel" style:family="paragraph" style:default-outline-level="">
      <style:paragraph-properties fo:margin-top="0.794cm" fo:margin-bottom="0cm" loext:contextual-spacing="false" fo:line-height="80%" fo:text-align="end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italic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9_7e_LT_7e_Untertitel" style:display-name="Titre9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9_7e_LT_7e_Notizen" style:display-name="Titre9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9_7e_LT_7e_Hintergrundobjekte" style:display-name="Titre9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9_7e_LT_7e_Hintergrund" style:display-name="Titre9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10_7e_LT_7e_Gliederung_20_1" style:display-name="Titre10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0_7e_LT_7e_Gliederung_20_2" style:display-name="Titre10~LT~Gliederung 2" style:family="paragraph" style:parent-style-name="Titre10_7e_LT_7e_Gliederung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0_7e_LT_7e_Gliederung_20_3" style:display-name="Titre10~LT~Gliederung 3" style:family="paragraph" style:parent-style-name="Titre10_7e_LT_7e_Gliederung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0_7e_LT_7e_Gliederung_20_4" style:display-name="Titre10~LT~Gliederung 4" style:family="paragraph" style:parent-style-name="Titre10_7e_LT_7e_Gliederung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0_7e_LT_7e_Gliederung_20_5" style:display-name="Titre10~LT~Gliederung 5" style:family="paragraph" style:parent-style-name="Titre10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0_7e_LT_7e_Gliederung_20_6" style:display-name="Titre10~LT~Gliederung 6" style:family="paragraph" style:parent-style-name="Titre10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0_7e_LT_7e_Gliederung_20_7" style:display-name="Titre10~LT~Gliederung 7" style:family="paragraph" style:parent-style-name="Titre10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0_7e_LT_7e_Gliederung_20_8" style:display-name="Titre10~LT~Gliederung 8" style:family="paragraph" style:parent-style-name="Titre10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0_7e_LT_7e_Gliederung_20_9" style:display-name="Titre10~LT~Gliederung 9" style:family="paragraph" style:parent-style-name="Titre10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0_7e_LT_7e_Titel" style:display-name="Titre10~LT~Titel" style:family="paragraph" style:default-outline-level="">
      <style:paragraph-properties fo:margin-top="0.794cm" fo:margin-bottom="0cm" loext:contextual-spacing="false" fo:line-height="80%" fo:text-align="end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italic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0_7e_LT_7e_Untertitel" style:display-name="Titre10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0_7e_LT_7e_Notizen" style:display-name="Titre10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0_7e_LT_7e_Hintergrundobjekte" style:display-name="Titre1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10_7e_LT_7e_Hintergrund" style:display-name="Titre10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11_7e_LT_7e_Gliederung_20_1" style:display-name="Titre11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1_7e_LT_7e_Gliederung_20_2" style:display-name="Titre11~LT~Gliederung 2" style:family="paragraph" style:parent-style-name="Titre11_7e_LT_7e_Gliederung_20_1" style:default-outline-level="">
      <style:paragraph-properties fo:margin-top="0.245cm" fo:margin-bottom="0cm" loext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1_7e_LT_7e_Gliederung_20_3" style:display-name="Titre11~LT~Gliederung 3" style:family="paragraph" style:parent-style-name="Titre11_7e_LT_7e_Gliederung_20_2" style:default-outline-level="">
      <style:paragraph-properties fo:margin-top="0.212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1_7e_LT_7e_Gliederung_20_4" style:display-name="Titre11~LT~Gliederung 4" style:family="paragraph" style:parent-style-name="Titre11_7e_LT_7e_Gliederung_20_3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1_7e_LT_7e_Gliederung_20_5" style:display-name="Titre11~LT~Gliederung 5" style:family="paragraph" style:parent-style-name="Titre11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1_7e_LT_7e_Gliederung_20_6" style:display-name="Titre11~LT~Gliederung 6" style:family="paragraph" style:parent-style-name="Titre11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1_7e_LT_7e_Gliederung_20_7" style:display-name="Titre11~LT~Gliederung 7" style:family="paragraph" style:parent-style-name="Titre11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1_7e_LT_7e_Gliederung_20_8" style:display-name="Titre11~LT~Gliederung 8" style:family="paragraph" style:parent-style-name="Titre11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1_7e_LT_7e_Gliederung_20_9" style:display-name="Titre11~LT~Gliederung 9" style:family="paragraph" style:parent-style-name="Titre11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1_7e_LT_7e_Titel" style:display-name="Titre11~LT~Titel" style:family="paragraph" style:default-outline-level="">
      <style:paragraph-properties fo:margin-top="0.794cm" fo:margin-bottom="0cm" loext:contextual-spacing="false" fo:line-height="80%" fo:text-align="end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italic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1_7e_LT_7e_Untertitel" style:display-name="Titre11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1_7e_LT_7e_Notizen" style:display-name="Titre11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1_7e_LT_7e_Hintergrundobjekte" style:display-name="Titre1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11_7e_LT_7e_Hintergrund" style:display-name="Titre1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.049cm" fo:border-left="none" fo:border-right="none" fo:border-top="0.54pt solid #000000" fo:border-bottom="none" style:shadow="none">
        <style:tab-stops>
          <style:tab-stop style:position="17cm" style:type="right"/>
        </style:tab-stops>
      </style:paragraph-properties>
      <style:text-properties officeooo:paragraph-rsid="00177b9b"/>
    </style:style>
    <style:style style:name="MT1" style:family="text">
      <style:text-properties style:font-name="Verdana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T2" style:family="text">
      <style:text-properties style:font-name="Verdana1" fo:font-size="10pt" fo:font-style="italic" fo:font-weight="bold" officeooo:rsid="00177b9b" style:font-size-asian="10pt" style:font-style-asian="italic" style:font-weight-asian="bold" style:font-size-complex="10pt" style:font-style-complex="italic" style:font-weight-complex="bold"/>
    </style:style>
    <style:style style:name="MT3" style:family="text">
      <style:text-properties style:font-name="Verdana1" fo:font-size="10pt" fo:font-style="italic" fo:font-weight="bold" officeooo:rsid="0029d1c9" style:font-size-asian="10pt" style:font-style-asian="italic" style:font-weight-asian="bold" style:font-size-complex="10pt" style:font-style-complex="italic" style:font-weight-complex="bold"/>
    </style:style>
    <style:style style:name="MT4" style:family="text">
      <style:text-properties style:font-name="Verdana1" fo:font-size="10pt" fo:font-style="italic" fo:font-weight="bold" officeooo:rsid="0008843d" style:font-size-asian="10pt" style:font-style-asian="italic" style:font-weight-asian="bold" style:font-size-complex="10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T</text:span><text:span text:style-name="MT2">D</text:span><text:span text:style-name="MT3">1 – Révision structure de données : les tableaux. </text:span><text:span text:style-name="MT4"><text:tab/></text:span><text:span text:style-name="MT1">Page </text:span><text:span text:style-name="MT1"><text:page-number text:select-page="current">4</text:page-number></text:span><text:span text:style-name="MT1"><text:s/>/ </text:span><text:span text:style-name="MT1"><text:page-count>4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Philippe CRUCHET</meta:initial-creator>
    <meta:creation-date>2012-08-11T11:41:41.99</meta:creation-date>
    <dc:date>2020-09-01T11:16:21.040816689</dc:date>
    <meta:editing-duration>PT8H30M13S</meta:editing-duration>
    <meta:editing-cycles>33</meta:editing-cycles>
    <meta:generator>LibreOffice/6.3.5.2$Linux_X86_64 LibreOffice_project/30$Build-2</meta:generator>
    <meta:print-date>2018-10-09T10:02:24.339023043</meta:print-date>
    <meta:printed-by>Philippe CRUCHET</meta:printed-by>
    <meta:document-statistic meta:table-count="7" meta:image-count="1" meta:object-count="0" meta:page-count="4" meta:paragraph-count="185" meta:word-count="694" meta:character-count="3845" meta:non-whitespace-character-count="3188"/>
  </office:meta>
</office:document-meta>
</file>